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Replacements/Object 30" manifest:media-type=""/>
  <manifest:file-entry manifest:full-path="ObjectReplacements/Object 2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0000000100000001287EB8C92C7AC135E.png" manifest:media-type="image/png"/>
  <manifest:file-entry manifest:full-path="Pictures/1000020000000014000000130D81C398DFB986C5.png" manifest:media-type="image/png"/>
  <manifest:file-entry manifest:full-path="Pictures/1000020000000010000000135641CC94C834914D.png" manifest:media-type="image/png"/>
  <manifest:file-entry manifest:full-path="Pictures/20000016000001B2000001FE3F4C4030048C3A7C.svm" manifest:media-type="image/x-svm"/>
  <manifest:file-entry manifest:full-path="Pictures/2000001600000205000001FD9A02B929BFB4F5A8.svm" manifest:media-type="image/x-svm"/>
  <manifest:file-entry manifest:full-path="Pictures/10000200000000100000001285CB09F1231766B6.png" manifest:media-type="image/png"/>
  <manifest:file-entry manifest:full-path="Pictures/20000016000001B3000001D467BC05EC0B589396.svm" manifest:media-type="image/x-svm"/>
  <manifest:file-entry manifest:full-path="Pictures/20000016000001B2000001D4D403575BAB8CDB74.svm" manifest:media-type="image/x-svm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OpenSymbol" svg:font-family="OpenSymbol" style:font-pitch="variable" style:font-charset="x-symbol"/>
    <style:font-face style:name="StarSymbol" svg:font-family="StarSymbol"/>
    <style:font-face style:name="Tahoma1" svg:font-family="Tahoma"/>
    <style:font-face style:name="OpenSymbol1" svg:font-family="OpenSymbo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  <style:text-properties fo:font-size="12pt" fo:language="fr" fo:country="FR" style:font-size-asian="12pt" style:font-size-complex="12pt"/>
    </style:style>
    <style:style style:name="P2" style:family="paragraph" style:parent-style-name="Standard">
      <style:text-properties fo:language="fr" fo:country="FR" fo:font-style="normal" fo:font-weight="bold" officeooo:rsid="00212c5b" officeooo:paragraph-rsid="0040547a" style:font-style-asian="normal" style:font-weight-asian="bold" style:font-style-complex="normal" style:font-weight-complex="bold"/>
    </style:style>
    <style:style style:name="P3" style:family="paragraph" style:parent-style-name="Standard">
      <style:text-properties fo:language="fr" fo:country="FR" fo:font-style="normal" fo:font-weight="bold" officeooo:rsid="00212c5b" officeooo:paragraph-rsid="004c1a2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language="fr" fo:country="FR" fo:font-style="normal" fo:font-weight="bold" officeooo:rsid="00212c5b" officeooo:paragraph-rsid="004c8062" style:font-style-asian="normal" style:font-weight-asian="bold" style:font-style-complex="normal" style:font-weight-complex="bold"/>
    </style:style>
    <style:style style:name="P5" style:family="paragraph" style:parent-style-name="Standard">
      <style:text-properties fo:language="fr" fo:country="FR" fo:font-style="normal" fo:font-weight="bold" officeooo:rsid="004c1a2d" officeooo:paragraph-rsid="004c8062" style:font-style-asian="normal" style:font-weight-asian="bold" style:font-style-complex="normal" style:font-weight-complex="bold"/>
    </style:style>
    <style:style style:name="P6" style:family="paragraph" style:parent-style-name="Standard">
      <style:text-properties fo:language="fr" fo:country="FR" fo:font-style="normal" officeooo:rsid="00212c5b" officeooo:paragraph-rsid="0040547a" style:font-style-asian="normal" style:font-style-complex="normal"/>
    </style:style>
    <style:style style:name="P7" style:family="paragraph" style:parent-style-name="Standard">
      <style:text-properties fo:language="fr" fo:country="FR" fo:font-style="normal" officeooo:rsid="00212c5b" officeooo:paragraph-rsid="00427afb" style:font-style-asian="normal" style:font-style-complex="normal"/>
    </style:style>
    <style:style style:name="P8" style:family="paragraph" style:parent-style-name="Standard">
      <style:text-properties fo:language="fr" fo:country="FR" fo:font-style="normal" officeooo:rsid="00212c5b" officeooo:paragraph-rsid="0052c950" style:font-style-asian="normal" style:font-style-complex="normal"/>
    </style:style>
    <style:style style:name="P9" style:family="paragraph" style:parent-style-name="Standard">
      <style:text-properties fo:language="fr" fo:country="FR" fo:font-style="normal" officeooo:rsid="0049ce36" officeooo:paragraph-rsid="0049ce36" style:font-style-asian="normal" style:font-style-complex="normal"/>
    </style:style>
    <style:style style:name="P10" style:family="paragraph" style:parent-style-name="Standard">
      <style:text-properties fo:language="fr" fo:country="FR" fo:font-style="normal" officeooo:rsid="0049ce36" officeooo:paragraph-rsid="0052c950" style:font-style-asian="normal" style:font-style-complex="normal"/>
    </style:style>
    <style:style style:name="P11" style:family="paragraph" style:parent-style-name="Standard">
      <style:text-properties fo:language="fr" fo:country="FR" fo:font-style="normal" officeooo:rsid="0049ce36" officeooo:paragraph-rsid="004bdf05" style:font-style-asian="normal" style:font-style-complex="normal"/>
    </style:style>
    <style:style style:name="P12" style:family="paragraph" style:parent-style-name="Standard">
      <style:text-properties fo:language="fr" fo:country="FR" fo:font-style="normal" officeooo:rsid="0051f6f7" officeooo:paragraph-rsid="0051f6f7" style:font-style-asian="normal" style:font-style-complex="normal"/>
    </style:style>
    <style:style style:name="P13" style:family="paragraph" style:parent-style-name="Standard">
      <style:text-properties officeooo:rsid="00427afb" officeooo:paragraph-rsid="00427afb"/>
    </style:style>
    <style:style style:name="P14" style:family="paragraph" style:parent-style-name="Standard" style:list-style-name="Exos"/>
    <style:style style:name="P15" style:family="paragraph" style:parent-style-name="Standard" style:list-style-name="Exos">
      <style:text-properties officeooo:paragraph-rsid="004cad40"/>
    </style:style>
    <style:style style:name="P16" style:family="paragraph" style:parent-style-name="Standard" style:list-style-name="Exos">
      <style:text-properties fo:language="fr" fo:country="FR" officeooo:paragraph-rsid="0024dd31"/>
    </style:style>
    <style:style style:name="P17" style:family="paragraph" style:parent-style-name="Standard" style:list-style-name="Exos">
      <style:text-properties fo:language="fr" fo:country="FR" officeooo:rsid="0024dd31" officeooo:paragraph-rsid="0024dd31"/>
    </style:style>
    <style:style style:name="P18" style:family="paragraph" style:parent-style-name="Standard" style:list-style-name="Exos">
      <style:text-properties fo:language="fr" fo:country="FR" fo:font-style="normal" officeooo:rsid="00212c5b" officeooo:paragraph-rsid="0024dd31" style:font-style-asian="normal" style:font-style-complex="normal"/>
    </style:style>
    <style:style style:name="P19" style:family="paragraph" style:parent-style-name="Standard" style:list-style-name="Exos">
      <style:text-properties fo:language="fr" fo:country="FR" fo:font-style="normal" officeooo:rsid="00212c5b" officeooo:paragraph-rsid="0040547a" style:font-style-asian="normal" style:font-style-complex="normal"/>
    </style:style>
    <style:style style:name="P20" style:family="paragraph" style:parent-style-name="Standard" style:list-style-name="Exos">
      <style:text-properties fo:language="fr" fo:country="FR" fo:font-style="normal" officeooo:rsid="0049ce36" officeooo:paragraph-rsid="0052c950" style:font-style-asian="normal" style:font-style-complex="normal"/>
    </style:style>
    <style:style style:name="P21" style:family="paragraph" style:parent-style-name="Standard" style:list-style-name="Exos">
      <style:text-properties fo:language="fr" fo:country="FR" fo:font-style="normal" officeooo:rsid="0049ce36" officeooo:paragraph-rsid="0049ce36" style:font-style-asian="normal" style:font-style-complex="normal"/>
    </style:style>
    <style:style style:name="P22" style:family="paragraph" style:parent-style-name="Standard" style:list-style-name="Exos">
      <style:text-properties fo:language="fr" fo:country="FR" fo:font-style="normal" officeooo:rsid="004c1a2d" officeooo:paragraph-rsid="004c1a2d" style:font-style-asian="normal" style:font-style-complex="normal"/>
    </style:style>
    <style:style style:name="P23" style:family="paragraph" style:parent-style-name="Standard" style:list-style-name="Exos">
      <style:text-properties fo:language="fr" fo:country="FR" fo:font-style="normal" officeooo:rsid="004c8062" officeooo:paragraph-rsid="004c8062" style:font-style-asian="normal" style:font-style-complex="normal"/>
    </style:style>
    <style:style style:name="P24" style:family="paragraph" style:parent-style-name="Standard" style:list-style-name="Exos">
      <style:text-properties fo:language="fr" fo:country="FR" fo:font-style="normal" officeooo:rsid="0051f6f7" officeooo:paragraph-rsid="0051f6f7" style:font-style-asian="normal" style:font-style-complex="normal"/>
    </style:style>
    <style:style style:name="P25" style:family="paragraph" style:parent-style-name="Standard" style:list-style-name="Exos">
      <style:text-properties fo:language="fr" fo:country="FR" officeooo:rsid="0049ce36" officeooo:paragraph-rsid="0052c950"/>
    </style:style>
    <style:style style:name="P26" style:family="paragraph" style:parent-style-name="Standard" style:list-style-name="Exos">
      <style:text-properties fo:language="fr" fo:country="FR" officeooo:rsid="00537191" officeooo:paragraph-rsid="00537191"/>
    </style:style>
    <style:style style:name="P27" style:family="paragraph" style:parent-style-name="Standard" style:list-style-name="Exos">
      <style:text-properties fo:language="fr" fo:country="FR" officeooo:rsid="00372c6e" officeooo:paragraph-rsid="00372c6e"/>
    </style:style>
    <style:style style:name="P28" style:family="paragraph" style:parent-style-name="Standard" style:list-style-name="Exos">
      <style:text-properties officeooo:rsid="0040547a" officeooo:paragraph-rsid="0040b7ee"/>
    </style:style>
    <style:style style:name="P29" style:family="paragraph" style:parent-style-name="Standard" style:list-style-name="Exos">
      <style:text-properties officeooo:rsid="0040547a" officeooo:paragraph-rsid="0040547a"/>
    </style:style>
    <style:style style:name="P30" style:family="paragraph" style:parent-style-name="Standard" style:list-style-name="Exos">
      <style:text-properties officeooo:rsid="00427afb" officeooo:paragraph-rsid="00427afb"/>
    </style:style>
    <style:style style:name="P31" style:family="paragraph" style:parent-style-name="Standard" style:list-style-name="Exos">
      <style:text-properties officeooo:rsid="0049ce36" officeooo:paragraph-rsid="0049ce36"/>
    </style:style>
    <style:style style:name="P32" style:family="paragraph" style:parent-style-name="Standard" style:list-style-name="Exos">
      <style:text-properties officeooo:rsid="0051f6f7" officeooo:paragraph-rsid="0051f6f7"/>
    </style:style>
    <style:style style:name="P33" style:family="paragraph" style:parent-style-name="Standard" style:list-style-name="Exos">
      <style:paragraph-properties fo:margin-left="0cm" fo:margin-right="0cm" fo:margin-top="0cm" fo:margin-bottom="0.199cm" loext:contextual-spacing="false" fo:text-indent="0cm" style:auto-text-indent="false">
        <style:tab-stops/>
      </style:paragraph-properties>
    </style:style>
    <style:style style:name="P34" style:family="paragraph" style:parent-style-name="Heading_20_1" style:master-page-name="Standard">
      <style:paragraph-properties style:page-number="auto" fo:padding-left="0cm" fo:padding-right="0cm" fo:padding-top="0cm" fo:padding-bottom="0.035cm" fo:border="none">
        <style:tab-stops>
          <style:tab-stop style:position="27.7cm" style:type="right"/>
        </style:tab-stops>
      </style:paragraph-properties>
      <style:text-properties fo:language="fr" fo:country="FR"/>
    </style:style>
    <style:style style:name="P35" style:family="paragraph" style:parent-style-name="Exos" style:list-style-name="Exos">
      <style:text-properties officeooo:paragraph-rsid="0052c950"/>
    </style:style>
    <style:style style:name="P36" style:family="paragraph" style:parent-style-name="Exos" style:list-style-name="Exos">
      <style:text-properties officeooo:paragraph-rsid="004c1a2d"/>
    </style:style>
    <style:style style:name="P37" style:family="paragraph" style:parent-style-name="Exos">
      <style:text-properties fo:language="fr" fo:country="FR"/>
    </style:style>
    <style:style style:name="P38" style:family="paragraph" style:parent-style-name="Exos" style:list-style-name="Exos">
      <style:text-properties fo:language="fr" fo:country="FR" officeooo:rsid="00427afb" officeooo:paragraph-rsid="00427afb"/>
    </style:style>
    <style:style style:name="P39" style:family="paragraph" style:parent-style-name="Exos" style:list-style-name="Exos">
      <style:text-properties fo:language="fr" fo:country="FR" officeooo:rsid="00427afb" officeooo:paragraph-rsid="005541fd"/>
    </style:style>
    <style:style style:name="P40" style:family="paragraph" style:parent-style-name="Exos" style:list-style-name="Exos">
      <style:text-properties officeooo:rsid="0040547a" officeooo:paragraph-rsid="0040547a"/>
    </style:style>
    <style:style style:name="P41" style:family="paragraph" style:parent-style-name="Exos" style:list-style-name="Exos">
      <style:paragraph-properties fo:margin-left="0.499cm" fo:margin-right="0cm" fo:text-indent="-0.499cm" style:auto-text-indent="false">
        <style:tab-stops/>
      </style:paragraph-properties>
      <style:text-properties fo:language="fr" fo:country="FR" officeooo:rsid="00465d1a" officeooo:paragraph-rsid="00465d1a"/>
    </style:style>
    <style:style style:name="P42" style:family="paragraph" style:parent-style-name="Exos" style:list-style-name="Exos">
      <style:paragraph-properties fo:break-before="column"/>
      <style:text-properties fo:language="fr" fo:country="FR"/>
    </style:style>
    <style:style style:name="P43" style:family="paragraph" style:parent-style-name="Text_20_body" style:list-style-name="Exos">
      <style:paragraph-properties fo:margin-top="0cm" fo:margin-bottom="0cm" loext:contextual-spacing="false"/>
      <style:text-properties fo:language="fr" fo:country="FR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indent="0cm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12c5b" style:font-style-asian="normal" style:font-style-complex="normal"/>
    </style:style>
    <style:style style:name="T3" style:family="text">
      <style:text-properties fo:font-style="normal" officeooo:rsid="0024dd31" style:font-style-asian="normal" style:font-style-complex="normal"/>
    </style:style>
    <style:style style:name="T4" style:family="text">
      <style:text-properties fo:font-style="normal" officeooo:rsid="002880cf" style:font-style-asian="normal" style:font-style-complex="normal"/>
    </style:style>
    <style:style style:name="T5" style:family="text">
      <style:text-properties fo:font-style="normal" officeooo:rsid="002a0f5d" style:font-style-asian="normal" style:font-style-complex="normal"/>
    </style:style>
    <style:style style:name="T6" style:family="text">
      <style:text-properties fo:font-style="normal" officeooo:rsid="00372c6e" style:font-style-asian="normal" style:font-style-complex="normal"/>
    </style:style>
    <style:style style:name="T7" style:family="text">
      <style:text-properties fo:font-style="normal" officeooo:rsid="00383498" style:font-style-asian="normal" style:font-style-complex="normal"/>
    </style:style>
    <style:style style:name="T8" style:family="text">
      <style:text-properties fo:font-style="normal" officeooo:rsid="0043d4db" style:font-style-asian="normal" style:font-style-complex="normal"/>
    </style:style>
    <style:style style:name="T9" style:family="text">
      <style:text-properties fo:font-style="normal" officeooo:rsid="0052c950" style:font-style-asian="normal" style:font-style-complex="normal"/>
    </style:style>
    <style:style style:name="T10" style:family="text">
      <style:text-properties fo:font-style="normal" officeooo:rsid="005541fd" style:font-style-asian="normal" style:font-style-complex="normal"/>
    </style:style>
    <style:style style:name="T11" style:family="text">
      <style:text-properties fo:font-style="normal" officeooo:rsid="00567fa0" style:font-style-asian="normal" style:font-style-complex="normal"/>
    </style:style>
    <style:style style:name="T12" style:family="text">
      <style:text-properties fo:font-style="normal" officeooo:rsid="0056959a" style:font-style-asian="normal" style:font-style-complex="normal"/>
    </style:style>
    <style:style style:name="T13" style:family="text">
      <style:text-properties fo:font-style="normal" officeooo:rsid="005eac9c" style:font-style-asian="normal" style:font-style-complex="normal"/>
    </style:style>
    <style:style style:name="T14" style:family="text">
      <style:text-properties fo:font-style="normal" officeooo:rsid="0060a938" style:font-style-asian="normal" style:font-style-complex="normal"/>
    </style:style>
    <style:style style:name="T15" style:family="text">
      <style:text-properties fo:font-style="italic" officeooo:rsid="00372c6e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12c5b" style:font-style-asian="italic" style:font-style-complex="italic"/>
    </style:style>
    <style:style style:name="T18" style:family="text">
      <style:text-properties fo:font-style="italic" officeooo:rsid="00372c6e" style:font-style-asian="italic" style:font-style-complex="italic"/>
    </style:style>
    <style:style style:name="T19" style:family="text">
      <style:text-properties fo:font-style="italic" officeooo:rsid="00567fa0" style:font-style-asian="italic" style:font-style-complex="italic"/>
    </style:style>
    <style:style style:name="T20" style:family="text">
      <style:text-properties fo:font-style="italic" officeooo:rsid="004cad40"/>
    </style:style>
    <style:style style:name="T21" style:family="text">
      <style:text-properties style:text-position="sub 58%"/>
    </style:style>
    <style:style style:name="T22" style:family="text">
      <style:text-properties style:text-position="sub 58%" fo:font-style="normal" style:font-style-asian="normal" style:font-style-complex="normal"/>
    </style:style>
    <style:style style:name="T23" style:family="text">
      <style:text-properties style:text-position="sub 58%" fo:font-style="normal" officeooo:rsid="00372c6e" style:font-style-asian="normal" style:font-style-complex="normal"/>
    </style:style>
    <style:style style:name="T24" style:family="text">
      <style:text-properties style:text-position="sub 58%" fo:language="fr" fo:country="FR" fo:font-style="normal" officeooo:rsid="004bdf05" style:font-style-asian="normal" style:font-style-complex="normal"/>
    </style:style>
    <style:style style:name="T25" style:family="text">
      <style:text-properties style:text-position="sub 58%" fo:language="fr" fo:country="FR" fo:font-style="normal" officeooo:rsid="004c1a2d" style:font-style-asian="normal" style:font-style-complex="normal"/>
    </style:style>
    <style:style style:name="T26" style:family="text">
      <style:text-properties style:text-position="sub 58%" officeooo:rsid="004c1a2d"/>
    </style:style>
    <style:style style:name="T27" style:family="text">
      <style:text-properties style:text-position="sub 58%" officeooo:rsid="004c8062"/>
    </style:style>
    <style:style style:name="T28" style:family="text">
      <style:text-properties officeooo:rsid="00372c6e"/>
    </style:style>
    <style:style style:name="T29" style:family="text">
      <style:text-properties fo:language="fr" fo:country="FR" fo:font-style="normal" style:font-style-asian="normal" style:font-style-complex="normal"/>
    </style:style>
    <style:style style:name="T30" style:family="text">
      <style:text-properties fo:language="fr" fo:country="FR" fo:font-style="normal" officeooo:rsid="00212c5b" style:font-style-asian="normal" style:font-style-complex="normal"/>
    </style:style>
    <style:style style:name="T31" style:family="text">
      <style:text-properties fo:language="fr" fo:country="FR" fo:font-style="normal" officeooo:rsid="0040b7ee" style:font-style-asian="normal" style:font-style-complex="normal"/>
    </style:style>
    <style:style style:name="T32" style:family="text">
      <style:text-properties fo:language="fr" fo:country="FR" fo:font-style="normal" officeooo:rsid="002a0f5d" style:font-style-asian="normal" style:font-style-complex="normal"/>
    </style:style>
    <style:style style:name="T33" style:family="text">
      <style:text-properties fo:language="fr" fo:country="FR" fo:font-style="normal" officeooo:rsid="0029da51" style:font-style-asian="normal" style:font-style-complex="normal"/>
    </style:style>
    <style:style style:name="T34" style:family="text">
      <style:text-properties fo:language="fr" fo:country="FR" fo:font-style="normal" officeooo:rsid="0038c9a1" style:font-style-asian="normal" style:font-style-complex="normal"/>
    </style:style>
    <style:style style:name="T35" style:family="text">
      <style:text-properties fo:language="fr" fo:country="FR" fo:font-style="normal" officeooo:rsid="00465d1a" style:font-style-asian="normal" style:font-style-complex="normal"/>
    </style:style>
    <style:style style:name="T36" style:family="text">
      <style:text-properties fo:language="fr" fo:country="FR" fo:font-style="normal" officeooo:rsid="004bdf05" style:font-style-asian="normal" style:font-style-complex="normal"/>
    </style:style>
    <style:style style:name="T37" style:family="text">
      <style:text-properties fo:language="fr" fo:country="FR" fo:font-style="normal" officeooo:rsid="004c1a2d" style:font-style-asian="normal" style:font-style-complex="normal"/>
    </style:style>
    <style:style style:name="T38" style:family="text">
      <style:text-properties fo:language="fr" fo:country="FR" fo:font-style="normal" officeooo:rsid="004c8062" style:font-style-asian="normal" style:font-style-complex="normal"/>
    </style:style>
    <style:style style:name="T39" style:family="text">
      <style:text-properties fo:language="fr" fo:country="FR" fo:font-style="normal" officeooo:rsid="004cad40" style:font-style-asian="normal" style:font-style-complex="normal"/>
    </style:style>
    <style:style style:name="T40" style:family="text">
      <style:text-properties fo:language="fr" fo:country="FR" fo:font-style="normal" officeooo:rsid="005027ed" style:font-style-asian="normal" style:font-style-complex="normal"/>
    </style:style>
    <style:style style:name="T41" style:family="text">
      <style:text-properties fo:language="fr" fo:country="FR" fo:font-style="normal" officeooo:rsid="0052c950" style:font-style-asian="normal" style:font-style-complex="normal"/>
    </style:style>
    <style:style style:name="T42" style:family="text">
      <style:text-properties fo:language="fr" fo:country="FR" fo:font-style="normal" officeooo:rsid="005eac9c" style:font-style-asian="normal" style:font-style-complex="normal"/>
    </style:style>
    <style:style style:name="T43" style:family="text">
      <style:text-properties fo:language="fr" fo:country="FR" fo:font-style="italic" officeooo:rsid="00212c5b" style:font-style-asian="italic" style:font-style-complex="italic"/>
    </style:style>
    <style:style style:name="T44" style:family="text">
      <style:text-properties fo:language="fr" fo:country="FR" fo:font-style="italic" officeooo:rsid="004c8062" style:font-style-asian="italic" style:font-style-complex="italic"/>
    </style:style>
    <style:style style:name="T45" style:family="text">
      <style:text-properties fo:language="fr" fo:country="FR" fo:font-style="italic" officeooo:rsid="00212c5b" style:font-style-asian="normal" style:font-style-complex="normal"/>
    </style:style>
    <style:style style:name="T46" style:family="text">
      <style:text-properties fo:language="fr" fo:country="FR" fo:font-style="italic" officeooo:rsid="004cad40" style:font-style-asian="normal" style:font-style-complex="normal"/>
    </style:style>
    <style:style style:name="T47" style:family="text">
      <style:text-properties officeooo:rsid="00465d1a"/>
    </style:style>
    <style:style style:name="T48" style:family="text">
      <style:text-properties officeooo:rsid="004c1a2d"/>
    </style:style>
    <style:style style:name="T49" style:family="text">
      <style:text-properties officeooo:rsid="004c8062"/>
    </style:style>
    <style:style style:name="T50" style:family="text">
      <style:text-properties style:font-name="OpenSymbol1" fo:language="fr" fo:country="FR" fo:font-style="normal" officeooo:rsid="004c8062" style:font-style-asian="normal" style:font-style-complex="normal"/>
    </style:style>
    <style:style style:name="T51" style:family="text">
      <style:text-properties style:font-name="OpenSymbol" officeooo:rsid="004c8062"/>
    </style:style>
    <style:style style:name="T52" style:family="text">
      <style:text-properties officeooo:rsid="00212c5b"/>
    </style:style>
    <style:style style:name="T53" style:family="text">
      <style:text-properties officeooo:rsid="004c8712"/>
    </style:style>
    <style:style style:name="T54" style:family="text">
      <style:text-properties officeooo:rsid="004cad40"/>
    </style:style>
    <style:style style:name="T55" style:family="text">
      <style:text-properties officeooo:rsid="0051f6f7"/>
    </style:style>
    <style:style style:name="T56" style:family="text">
      <style:text-properties officeooo:rsid="00567fa0"/>
    </style:style>
    <style:style style:name="T57" style:family="text">
      <style:text-properties officeooo:rsid="0056959a"/>
    </style:style>
    <style:style style:name="T58" style:family="text">
      <style:text-properties officeooo:rsid="005eac9c"/>
    </style:style>
    <style:style style:name="T59" style:family="tex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fo:padding="0.014cm" fo:border="none" draw:ole-draw-aspect="1"/>
    </style:style>
    <style:style style:name="fr2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writing-mode="lr-tb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11cm" svg:stroke-color="#000000" draw:marker-start-width="0.215cm" draw:marker-start-center="false" draw:marker-end-width="0.215cm" draw:marker-end-center="false" svg:stroke-opacity="100%" draw:stroke-linejoin="round" draw:fill="none" draw:fill-color="#729fcf" draw:textarea-horizontal-align="justify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3cm" svg:stroke-color="#000000" draw:marker-start-width="0.183cm" draw:marker-start-center="false" draw:marker-end-width="0.183cm" draw:marker-end-center="false" svg:stroke-opacity="100%" draw:stroke-linejoin="round" draw:fill="none" draw:fill-color="#729fcf" draw:textarea-horizontal-align="justify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35cm" svg:stroke-color="#000000" draw:marker-start-width="0.199cm" draw:marker-start-center="false" draw:marker-end="a59" draw:marker-end-width="0.15cm" draw:marker-end-center="false" svg:stroke-opacity="100%" draw:stroke-linejoin="round" draw:fill="none" draw:fill-color="#729fcf" draw:textarea-horizontal-align="justify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35cm" svg:stroke-color="#000000" draw:marker-start-width="0.199cm" draw:marker-start-center="false" draw:marker-end="a57" draw:marker-end-width="0.15cm" draw:marker-end-center="false" svg:stroke-opacity="100%" draw:stroke-linejoin="round" draw:fill="none" draw:fill-color="#729fcf" draw:textarea-horizontal-align="justify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7" style:family="graphic">
      <style:graphic-properties draw:stroke="dash" draw:stroke-dash="Dashed_20__28_var_29__20_73" svg:stroke-width="0.011cm" svg:stroke-color="#000000" draw:marker-start-width="0.215cm" draw:marker-start-center="false" draw:marker-end-width="0.215cm" draw:marker-end-center="false" svg:stroke-opacity="100%" draw:stroke-linejoin="round" draw:fill="none" draw:fill-color="#729fcf" draw:textarea-horizontal-align="justify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8" style:family="graphic">
      <style:graphic-properties draw:stroke="dash" draw:stroke-dash="Dashed_20__28_var_29__20_74" svg:stroke-width="0.011cm" svg:stroke-color="#000000" draw:marker-start-width="0.215cm" draw:marker-start-center="false" draw:marker-end-width="0.215cm" draw:marker-end-center="false" svg:stroke-opacity="100%" draw:stroke-linejoin="round" draw:fill="none" draw:fill-color="#729fcf" draw:textarea-horizontal-align="justify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9" style:family="graphic">
      <style:graphic-properties draw:stroke="dash" draw:stroke-dash="Dashed_20__28_var_29__20_75" svg:stroke-width="0.011cm" svg:stroke-color="#000000" draw:marker-start-width="0.215cm" draw:marker-start-center="false" draw:marker-end-width="0.215cm" draw:marker-end-center="false" svg:stroke-opacity="100%" draw:stroke-linejoin="round" draw:fill="none" draw:fill-color="#729fcf" draw:textarea-horizontal-align="justify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0" style:family="graphic">
      <style:graphic-properties draw:stroke="dash" draw:stroke-dash="Dashed_20__28_var_29__20_76" svg:stroke-width="0.011cm" svg:stroke-color="#000000" draw:marker-start-width="0.215cm" draw:marker-start-center="false" draw:marker-end-width="0.215cm" draw:marker-end-center="false" svg:stroke-opacity="100%" draw:stroke-linejoin="round" draw:fill="none" draw:fill-color="#729fcf" draw:textarea-horizontal-align="justify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1" style:family="graphic">
      <style:graphic-properties draw:stroke="dash" draw:stroke-dash="Dashed_20__28_var_29__20_77" svg:stroke-width="0.011cm" svg:stroke-color="#000000" draw:marker-start-width="0.215cm" draw:marker-start-center="false" draw:marker-end-width="0.215cm" draw:marker-end-center="false" svg:stroke-opacity="100%" draw:stroke-linejoin="round" draw:fill="none" draw:fill-color="#729fcf" draw:textarea-horizontal-align="justify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2" style:family="graphic">
      <style:graphic-properties draw:stroke="dash" draw:stroke-dash="Dashed_20__28_var_29__20_78" svg:stroke-width="0.011cm" svg:stroke-color="#000000" draw:marker-start-width="0.215cm" draw:marker-start-center="false" draw:marker-end-width="0.215cm" draw:marker-end-center="false" svg:stroke-opacity="100%" draw:stroke-linejoin="round" draw:fill="none" draw:fill-color="#729fcf" draw:textarea-horizontal-align="justify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3" style:family="graphic">
      <style:graphic-properties draw:stroke="dash" draw:stroke-dash="Dashed_20__28_var_29__20_79" svg:stroke-width="0.011cm" svg:stroke-color="#000000" draw:marker-start-width="0.215cm" draw:marker-start-center="false" draw:marker-end-width="0.215cm" draw:marker-end-center="false" svg:stroke-opacity="100%" draw:stroke-linejoin="round" draw:fill="none" draw:fill-color="#729fcf" draw:textarea-horizontal-align="justify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4" style:family="graphic">
      <style:graphic-properties draw:stroke="dash" draw:stroke-dash="Dashed_20__28_var_29__20_80" svg:stroke-width="0.011cm" svg:stroke-color="#000000" draw:marker-start-width="0.215cm" draw:marker-start-center="false" draw:marker-end-width="0.215cm" draw:marker-end-center="false" svg:stroke-opacity="100%" draw:stroke-linejoin="round" draw:fill="none" draw:fill-color="#729fcf" draw:textarea-horizontal-align="justify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5" style:family="graphic">
      <style:graphic-properties draw:stroke="dash" draw:stroke-dash="Dashed_20__28_var_29__20_81" svg:stroke-width="0.011cm" svg:stroke-color="#000000" draw:marker-start-width="0.215cm" draw:marker-start-center="false" draw:marker-end-width="0.215cm" draw:marker-end-center="false" svg:stroke-opacity="100%" draw:stroke-linejoin="round" draw:fill="none" draw:fill-color="#729fcf" draw:textarea-horizontal-align="justify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6" style:family="graphic">
      <style:graphic-properties draw:stroke="dash" draw:stroke-dash="Dashed_20__28_var_29__20_82" svg:stroke-width="0.011cm" svg:stroke-color="#000000" draw:marker-start-width="0.215cm" draw:marker-start-center="false" draw:marker-end-width="0.215cm" draw:marker-end-center="false" svg:stroke-opacity="100%" draw:stroke-linejoin="round" draw:fill="none" draw:fill-color="#729fcf" draw:textarea-horizontal-align="justify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35cm" svg:stroke-color="#000000" draw:marker-start-width="0.199cm" draw:marker-start-center="false" draw:marker-end="a54" draw:marker-end-width="0.15cm" draw:marker-end-center="false" svg:stroke-opacity="100%" draw:stroke-linejoin="round" draw:fill="none" draw:fill-color="#729fcf" draw:textarea-horizontal-align="justify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35cm" svg:stroke-color="#000000" draw:marker-start-width="0.199cm" draw:marker-start-center="false" draw:marker-end="a52" draw:marker-end-width="0.15cm" draw:marker-end-center="false" svg:stroke-opacity="100%" draw:stroke-linejoin="round" draw:fill="none" draw:fill-color="#729fcf" draw:textarea-horizontal-align="justify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-width="0.199cm" draw:marker-start-center="false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draw:auto-grow-width="true" fo:min-height="0.48cm" fo:min-width="0.23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draw:auto-grow-width="true" fo:min-height="0.478cm" fo:min-width="0.23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draw:auto-grow-width="true" fo:min-height="0.48cm" fo:min-width="0.25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draw:auto-grow-width="true" fo:min-height="0.478cm" fo:min-width="0.279cm" fo:padding-top="0cm" fo:padding-bottom="0cm" fo:padding-left="0cm" fo:padding-right="0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<text:span text:style-name="T47">Équations de droites</text:span><text:tab/><text:span text:style-name="T57">16</text:span>.1</text:h>
      <text:p text:style-name="P1"/>
      <text:section text:style-name="Sect1" text:name="Section1">
        <text:list xml:id="list2050494067" text:style-name="Exos">
          <text:list-item>
            <text:p text:style-name="P41"><text:span text:style-name="T5">L</text:span><text:span text:style-name="T1">ectures graphiques d'équations de droites.</text:span></text:p>
            <text:list>
              <text:list-item>
                <text:p text:style-name="P14"><text:span text:style-name="T35">Donner sans justifier</text:span><text:span text:style-name="T32"> les équations </text:span><text:span text:style-name="T42">réduites </text:span><text:span text:style-name="T32">des droites</text:span><text:span text:style-name="T33"> (AB) et (</text:span><text:span text:style-name="T34">A</text:span><text:span text:style-name="T33">C) ci-dessous </text:span><text:span text:style-name="T32">dans </text:span><text:span text:style-name="T32"><draw:frame draw:style-name="fr1" draw:name="Objet29" text:anchor-type="as-char" svg:y="-0.37cm" svg:width="1.455cm" svg:height="0.478cm" draw:z-index="7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33">.</text:span></text:p>
              </text:list-item>
              <text:list-item>
                <text:p text:style-name="P33"><text:span text:style-name="T33">Même question dans </text:span><text:span text:style-name="T33"><draw:frame draw:style-name="fr1" draw:name="Objet28" text:anchor-type="as-char" svg:y="-0.316cm" svg:width="1.455cm" svg:height="0.423cm" draw:z-index="8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        </text:list-item>
            </text:list>
          </text:list-item>
        </text:list>
        <text:p text:style-name="Standard"><draw:g text:anchor-type="paragraph" draw:z-index="5" draw:style-name="gr1"><draw:g draw:style-name="gr2"><draw:g draw:name="Group 2" draw:style-name="gr2"><draw:connector draw:style-name="gr3" draw:text-style-name="P44" draw:type="line" svg:x1="1.484cm" svg:y1="0.084cm" svg:x2="1.491cm" svg:y2="5.201cm" svg:d="M1484 84l7 5117" svg:viewBox="0 0 9 5119"><text:p/></draw:connector><draw:connector draw:style-name="gr3" draw:text-style-name="P44" draw:type="line" svg:x1="1.911cm" svg:y1="0.084cm" svg:x2="1.911cm" svg:y2="5.201cm" svg:d="M1911 84v5117" svg:viewBox="0 0 2 5119"><text:p/></draw:connector><draw:connector draw:style-name="gr3" draw:text-style-name="P44" draw:type="line" svg:x1="2.341cm" svg:y1="0.084cm" svg:x2="2.342cm" svg:y2="5.201cm" svg:d="M2341 84l1 5117" svg:viewBox="0 0 4 5119"><text:p/></draw:connector><draw:connector draw:style-name="gr3" draw:text-style-name="P44" draw:type="line" svg:x1="2.77cm" svg:y1="0.084cm" svg:x2="2.77cm" svg:y2="5.201cm" svg:d="M2770 84v5117" svg:viewBox="0 0 2 5119"><text:p/></draw:connector><draw:connector draw:style-name="gr3" draw:text-style-name="P44" draw:type="line" svg:x1="3.198cm" svg:y1="0.084cm" svg:x2="3.198cm" svg:y2="5.201cm" svg:d="M3198 84v5117" svg:viewBox="0 0 2 5119"><text:p/></draw:connector><draw:connector draw:style-name="gr3" draw:text-style-name="P44" draw:type="line" svg:x1="3.627cm" svg:y1="0.084cm" svg:x2="3.627cm" svg:y2="5.201cm" svg:d="M3627 84v5117" svg:viewBox="0 0 2 5119"><text:p/></draw:connector><draw:connector draw:style-name="gr3" draw:text-style-name="P44" draw:type="line" svg:x1="4.052cm" svg:y1="0.084cm" svg:x2="4.059cm" svg:y2="5.201cm" svg:d="M4052 84l7 5117" svg:viewBox="0 0 9 5119"><text:p/></draw:connector><draw:connector draw:style-name="gr3" draw:text-style-name="P44" draw:type="line" svg:x1="4.909cm" svg:y1="0.084cm" svg:x2="4.909cm" svg:y2="5.201cm" svg:d="M4909 84v5117" svg:viewBox="0 0 2 5119"><text:p/></draw:connector><draw:connector draw:style-name="gr3" draw:text-style-name="P44" draw:type="line" svg:x1="5.336cm" svg:y1="0.084cm" svg:x2="5.338cm" svg:y2="5.201cm" svg:d="M5336 84l2 5117" svg:viewBox="0 0 4 5119"><text:p/></draw:connector><draw:connector draw:style-name="gr3" draw:text-style-name="P44" draw:type="line" svg:x1="5.765cm" svg:y1="0.084cm" svg:x2="5.765cm" svg:y2="5.201cm" svg:d="M5765 84v5117" svg:viewBox="0 0 2 5119"><text:p/></draw:connector><draw:connector draw:style-name="gr3" draw:text-style-name="P44" draw:type="line" svg:x1="6.192cm" svg:y1="0.084cm" svg:x2="6.199cm" svg:y2="5.201cm" svg:d="M6192 84l7 5117" svg:viewBox="0 0 9 5119"><text:p/></draw:connector><draw:connector draw:style-name="gr3" draw:text-style-name="P44" draw:type="line" svg:x1="6.62cm" svg:y1="0.084cm" svg:x2="6.623cm" svg:y2="5.201cm" svg:d="M6620 84l3 5117" svg:viewBox="0 0 5 5119"><text:p/></draw:connector><draw:connector draw:style-name="gr3" draw:text-style-name="P44" draw:type="line" svg:x1="7.049cm" svg:y1="0.084cm" svg:x2="7.05cm" svg:y2="5.201cm" svg:d="M7049 84l1 5117" svg:viewBox="0 0 4 5119"><text:p/></draw:connector><draw:connector draw:style-name="gr3" draw:text-style-name="P44" draw:type="line" svg:x1="7.476cm" svg:y1="0.084cm" svg:x2="7.476cm" svg:y2="5.201cm" svg:d="M7476 84v5117" svg:viewBox="0 0 2 5119"><text:p/></draw:connector></draw:g><draw:g draw:name="Group 17" draw:style-name="gr2"><draw:connector draw:style-name="gr3" draw:text-style-name="P44" draw:type="line" svg:x1="1.487cm" svg:y1="0.079cm" svg:x2="7.475cm" svg:y2="0.079cm" svg:d="M1487 79h5988" svg:viewBox="0 0 5990 2"><text:p/></draw:connector><draw:connector draw:style-name="gr3" draw:text-style-name="P44" draw:type="line" svg:x1="1.487cm" svg:y1="0.506cm" svg:x2="7.475cm" svg:y2="0.506cm" svg:d="M1487 506h5988" svg:viewBox="0 0 5990 2"><text:p/></draw:connector><draw:connector draw:style-name="gr3" draw:text-style-name="P44" draw:type="line" svg:x1="1.487cm" svg:y1="0.936cm" svg:x2="7.475cm" svg:y2="0.936cm" svg:d="M1487 936h5988" svg:viewBox="0 0 5990 2"><text:p/></draw:connector><draw:connector draw:style-name="gr3" draw:text-style-name="P44" draw:type="line" svg:x1="1.487cm" svg:y1="1.354cm" svg:x2="7.475cm" svg:y2="1.354cm" svg:d="M1487 1354h5988" svg:viewBox="0 0 5990 2"><text:p/></draw:connector><draw:connector draw:style-name="gr3" draw:text-style-name="P44" draw:type="line" svg:x1="1.487cm" svg:y1="1.79cm" svg:x2="7.475cm" svg:y2="1.79cm" svg:d="M1487 1790h5988" svg:viewBox="0 0 5990 2"><text:p/></draw:connector><draw:connector draw:style-name="gr3" draw:text-style-name="P44" draw:type="line" svg:x1="1.487cm" svg:y1="2.217cm" svg:x2="7.475cm" svg:y2="2.217cm" svg:d="M1487 2217h5988" svg:viewBox="0 0 5990 2"><text:p/></draw:connector><draw:connector draw:style-name="gr3" draw:text-style-name="P44" draw:type="line" svg:x1="1.487cm" svg:y1="2.637cm" svg:x2="7.475cm" svg:y2="2.644cm" svg:d="M1487 2637l5988 7" svg:viewBox="0 0 5990 9"><text:p/></draw:connector><draw:connector draw:style-name="gr3" draw:text-style-name="P44" draw:type="line" svg:x1="1.487cm" svg:y1="3.497cm" svg:x2="7.475cm" svg:y2="3.497cm" svg:d="M1487 3497h5988" svg:viewBox="0 0 5990 2"><text:p/></draw:connector><draw:connector draw:style-name="gr3" draw:text-style-name="P44" draw:type="line" svg:x1="1.487cm" svg:y1="3.928cm" svg:x2="7.475cm" svg:y2="3.928cm" svg:d="M1487 3928h5988" svg:viewBox="0 0 5990 2"><text:p/></draw:connector><draw:connector draw:style-name="gr3" draw:text-style-name="P44" draw:type="line" svg:x1="1.487cm" svg:y1="4.349cm" svg:x2="7.475cm" svg:y2="4.356cm" svg:d="M1487 4349l5988 7" svg:viewBox="0 0 5990 9"><text:p/></draw:connector><draw:connector draw:style-name="gr3" draw:text-style-name="P44" draw:type="line" svg:x1="1.487cm" svg:y1="4.78cm" svg:x2="7.475cm" svg:y2="4.787cm" svg:d="M1487 4780l5988 7" svg:viewBox="0 0 5990 9"><text:p/></draw:connector><draw:connector draw:style-name="gr3" draw:text-style-name="P44" draw:type="line" svg:x1="1.487cm" svg:y1="5.208cm" svg:x2="7.475cm" svg:y2="5.208cm" svg:d="M1487 5208h5988" svg:viewBox="0 0 5990 2"><text:p/></draw:connector></draw:g><draw:connector draw:style-name="gr4" draw:text-style-name="P44" draw:type="line" svg:x1="1.493cm" svg:y1="3.069cm" svg:x2="7.483cm" svg:y2="3.073cm" svg:d="M1493 3069l5990 4" svg:viewBox="0 0 5992 5"><text:p/></draw:connector><draw:connector draw:style-name="gr4" draw:text-style-name="P44" draw:type="line" svg:x1="4.486cm" svg:y1="0.079cm" svg:x2="4.486cm" svg:y2="5.209cm" svg:d="M4486 79v5130" svg:viewBox="0 0 2 5131"><text:p/></draw:connector></draw:g><draw:connector draw:style-name="gr5" draw:text-style-name="P44" draw:type="line" svg:x1="4.486cm" svg:y1="3.069cm" svg:x2="4.932cm" svg:y2="3.069cm" svg:d="M4486 3069h446" svg:viewBox="0 0 448 2"><text:p/></draw:connector><draw:connector draw:style-name="gr6" draw:text-style-name="P44" draw:type="line" svg:x1="4.486cm" svg:y1="3.069cm" svg:x2="4.486cm" svg:y2="2.628cm" svg:d="M4486 3069v-441" svg:viewBox="0 0 2 443"><text:p/></draw:connector><draw:g draw:style-name="gr2"><draw:connector draw:style-name="gr4" draw:text-style-name="P44" draw:type="line" svg:x1="3.482cm" svg:y1="0.079cm" svg:x2="5.193cm" svg:y2="5.202cm" svg:d="M3482 79l1711 5123" svg:viewBox="0 0 1713 5124"><text:p/></draw:connector><draw:connector draw:style-name="gr4" draw:text-style-name="P44" draw:type="line" svg:x1="1.487cm" svg:y1="4.559cm" svg:x2="7.465cm" svg:y2="1.571cm" svg:d="M1487 4559l5978-2988" svg:viewBox="0 0 5980 2990"><text:p/></draw:connector><draw:g draw:style-name="gr2"><draw:connector draw:style-name="gr7" draw:text-style-name="P44" draw:type="line" svg:x1="7.476cm" svg:y1="4.563cm" svg:x2="6.192cm" svg:y2="5.209cm" svg:d="M7476 4563l-1284 646" svg:viewBox="0 0 1286 647"><text:p/></draw:connector><draw:connector draw:style-name="gr8" draw:text-style-name="P44" draw:type="line" svg:x1="1.491cm" svg:y1="3.072cm" svg:x2="7.476cm" svg:y2="0.091cm" svg:d="M1491 3072l5985-2981" svg:viewBox="0 0 5987 2983"><text:p/></draw:connector><draw:connector draw:style-name="gr9" draw:text-style-name="P44" draw:type="line" svg:x1="1.5cm" svg:y1="1.572cm" svg:x2="4.465cm" svg:y2="0.097cm" svg:d="M1500 1572l2965-1475" svg:viewBox="0 0 2967 1476"><text:p/></draw:connector><draw:connector draw:style-name="gr10" draw:text-style-name="P44" draw:type="line" svg:x1="3.198cm" svg:y1="5.214cm" svg:x2="7.472cm" svg:y2="3.071cm" svg:d="M3198 5214l4274-2143" svg:viewBox="0 0 4276 2145"><text:p/></draw:connector></draw:g><draw:g draw:style-name="gr2"><draw:connector draw:style-name="gr11" draw:text-style-name="P44" draw:type="line" svg:x1="4.486cm" svg:y1="0.084cm" svg:x2="6.195cm" svg:y2="5.217cm" svg:d="M4486 84l1709 5133" svg:viewBox="0 0 1711 5135"><text:p/></draw:connector><draw:connector draw:style-name="gr12" draw:text-style-name="P44" draw:type="line" svg:x1="5.479cm" svg:y1="0.097cm" svg:x2="7.19cm" svg:y2="5.214cm" svg:d="M5479 97l1711 5117" svg:viewBox="0 0 1713 5119"><text:p/></draw:connector><draw:connector draw:style-name="gr13" draw:text-style-name="P44" draw:type="line" svg:x1="6.476cm" svg:y1="0.084cm" svg:x2="7.469cm" svg:y2="3.065cm" svg:d="M6476 84l993 2981" svg:viewBox="0 0 995 2983"><text:p/></draw:connector><draw:connector draw:style-name="gr14" draw:text-style-name="P44" draw:type="line" svg:x1="2.479cm" svg:y1="0.091cm" svg:x2="4.197cm" svg:y2="5.217cm" svg:d="M2479 91l1718 5126" svg:viewBox="0 0 1720 5128"><text:p/></draw:connector><draw:connector draw:style-name="gr15" draw:text-style-name="P44" draw:type="line" svg:x1="1.493cm" svg:y1="0.097cm" svg:x2="3.195cm" svg:y2="5.2cm" svg:d="M1493 97l1702 5103" svg:viewBox="0 0 1704 5105"><text:p/></draw:connector><draw:connector draw:style-name="gr16" draw:text-style-name="P44" draw:type="line" svg:x1="1.482cm" svg:y1="3.072cm" svg:x2="2.191cm" svg:y2="5.201cm" svg:d="M1482 3072l709 2129" svg:viewBox="0 0 711 2131"><text:p/></draw:connector></draw:g><draw:connector draw:style-name="gr17" draw:text-style-name="P44" draw:type="line" svg:x1="4.486cm" svg:y1="3.069cm" svg:x2="5.35cm" svg:y2="2.635cm" svg:d="M4486 3069l864-434" svg:viewBox="0 0 866 436"><text:p/></draw:connector><draw:connector draw:style-name="gr18" draw:text-style-name="P44" draw:type="line" svg:x1="4.48cm" svg:y1="3.071cm" svg:x2="4.052cm" svg:y2="1.776cm" svg:d="M4480 3071l-428-1295" svg:viewBox="0 0 430 1296"><text:p/></draw:connector></draw:g><draw:custom-shape draw:style-name="gr19" draw:text-style-name="P45" svg:width="0.082cm" svg:height="0.078cm" svg:x="4.876cm" svg:y="1.34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5" svg:width="0.078cm" svg:height="0.08cm" svg:x="4.874cm" svg:y="4.32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5" svg:width="0.08cm" svg:height="0.085cm" svg:x="3.158cm" svg:y="2.19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20" draw:text-style-name="P46" svg:width="0.334cm" svg:height="0.368cm" svg:x="4.696cm" svg:y="3.12cm"><draw:image xlink:href="Pictures/20000016000001B2000001FE3F4C4030048C3A7C.svm" xlink:type="simple" xlink:show="embed" xlink:actuate="onLoad" loext:mime-type="image/x-svm"><text:p/></draw:image><draw:image xlink:href="Pictures/1000020000000010000000135641CC94C834914D.png" xlink:type="simple" xlink:show="embed" xlink:actuate="onLoad" loext:mime-type="image/png"/></draw:frame><draw:frame draw:style-name="gr20" draw:text-style-name="P46" svg:width="0.398cm" svg:height="0.369cm" svg:x="4.447cm" svg:y="2.547cm"><draw:image xlink:href="Pictures/2000001600000205000001FD9A02B929BFB4F5A8.svm" xlink:type="simple" xlink:show="embed" xlink:actuate="onLoad" loext:mime-type="image/x-svm"><text:p/></draw:image><draw:image xlink:href="Pictures/1000020000000014000000130D81C398DFB986C5.png" xlink:type="simple" xlink:show="embed" xlink:actuate="onLoad" loext:mime-type="image/png"/></draw:frame><draw:frame draw:style-name="gr20" draw:text-style-name="P46" svg:width="0.339cm" svg:height="0.341cm" svg:x="4.982cm" svg:y="2.372cm"><draw:image xlink:href="Pictures/20000016000001B3000001D467BC05EC0B589396.svm" xlink:type="simple" xlink:show="embed" xlink:actuate="onLoad" loext:mime-type="image/x-svm"><text:p/></draw:image><draw:image xlink:href="Pictures/10000200000000100000001287EB8C92C7AC135E.png" xlink:type="simple" xlink:show="embed" xlink:actuate="onLoad" loext:mime-type="image/png"/></draw:frame><draw:frame draw:style-name="gr20" draw:text-style-name="P46" svg:width="0.338cm" svg:height="0.343cm" svg:x="4.107cm" svg:y="1.801cm"><draw:image xlink:href="Pictures/20000016000001B2000001D4D403575BAB8CDB74.svm" xlink:type="simple" xlink:show="embed" xlink:actuate="onLoad" loext:mime-type="image/x-svm"><text:p/></draw:image><draw:image xlink:href="Pictures/10000200000000100000001285CB09F1231766B6.png" xlink:type="simple" xlink:show="embed" xlink:actuate="onLoad" loext:mime-type="image/png"/></draw:frame><draw:frame draw:style-name="gr21" draw:text-style-name="P48" svg:width="0.239cm" svg:height="0.481cm" svg:x="5.017cm" svg:y="4.386cm"><draw:text-box><text:p text:style-name="P47"><text:span text:style-name="T59">B</text:span></text:p></draw:text-box></draw:frame><draw:frame draw:style-name="gr22" draw:text-style-name="P48" svg:width="0.239cm" svg:height="0.479cm" svg:x="4.983cm" svg:y="1.388cm"><draw:text-box><text:p text:style-name="P47"><text:span text:style-name="T59">A</text:span></text:p></draw:text-box></draw:frame><draw:frame draw:style-name="gr23" draw:text-style-name="P48" svg:width="0.26cm" svg:height="0.481cm" svg:x="2.87cm" svg:y="1.929cm"><draw:text-box><text:p text:style-name="P47"><text:span text:style-name="T59">C</text:span></text:p></draw:text-box></draw:frame><draw:frame draw:style-name="gr24" draw:text-style-name="P48" svg:width="0.279cm" svg:height="0.479cm" svg:x="4.209cm" svg:y="3.178cm"><draw:text-box><text:p text:style-name="P47"><text:span text:style-name="T59">O</text:span></text:p></draw:text-box></draw:frame></draw:g></text:p>
        <text:list xml:id="list175215600079892" text:continue-numbering="true" text:style-name="Exos">
          <text:list-item>
            <text:p text:style-name="P37"><text:span text:style-name="T2">On considère un triangle ABE rectangle en A avec AB = 2 cm et AE = 4 cm. On construit alors les carrés ABCD et AEFG extérieurs au triangle ABE.<text:line-break/>Soit </text:span><text:span text:style-name="T2"><draw:frame draw:style-name="fr1" draw:name="Objet19" text:anchor-type="as-char" svg:y="-0.37cm" svg:width="0.395cm" svg:height="0.446cm" draw:z-index="0"><draw:object xlink:href="./Object 16" xlink:type="simple" xlink:show="embed" xlink:actuate="onLoad"/><draw:image xlink:href="./ObjectReplacements/Object 16" xlink:type="simple" xlink:show="embed" xlink:actuate="onLoad"/></draw:frame></text:span><text:span text:style-name="T2"><text:s/>et </text:span><text:span text:style-name="T2"><draw:frame draw:style-name="fr1" draw:name="Objet21" text:anchor-type="as-char" svg:y="-0.37cm" svg:width="0.395cm" svg:height="0.466cm" draw:z-index="1"><draw:object xlink:href="./Object 17" xlink:type="simple" xlink:show="embed" xlink:actuate="onLoad"/><draw:image xlink:href="./ObjectReplacements/Object 17" xlink:type="simple" xlink:show="embed" xlink:actuate="onLoad"/></draw:frame></text:span><text:span text:style-name="T2"><text:s/>définis par : </text:span><text:span text:style-name="T2"><draw:frame draw:style-name="fr1" draw:name="Objet22" text:anchor-type="as-char" svg:y="-0.37cm" svg:width="1.194cm" svg:height="0.446cm" draw:z-index="2"><draw:object xlink:href="./Object 18" xlink:type="simple" xlink:show="embed" xlink:actuate="onLoad"/><draw:image xlink:href="./ObjectReplacements/Object 18" xlink:type="simple" xlink:show="embed" xlink:actuate="onLoad"/></draw:frame></text:span><text:span text:style-name="T2"><text:s text:c="2"/>et <text:s/></text:span><text:span text:style-name="T2"><draw:frame draw:style-name="fr1" draw:name="Objet23" text:anchor-type="as-char" svg:y="-0.519cm" svg:width="1.478cm" svg:height="0.854cm" draw:z-index="3"><draw:object xlink:href="./Object 19" xlink:type="simple" xlink:show="embed" xlink:actuate="onLoad"/><draw:image xlink:href="./ObjectReplacements/Object 19" xlink:type="simple" xlink:show="embed" xlink:actuate="onLoad"/></draw:frame></text:span><text:span text:style-name="T2">.</text:span></text:p>
            <text:list>
              <text:list-item>
                <text:p text:style-name="P16"><text:span text:style-name="T2">L'unité de longueur étant égale à 2 cm, </text:span><text:span text:style-name="T3">justifier que</text:span><text:span text:style-name="T2"> le repère </text:span><text:span text:style-name="T2"><draw:frame draw:style-name="fr1" draw:name="Objet24" text:anchor-type="as-char" svg:y="-0.37cm" svg:width="1.475cm" svg:height="0.478cm" draw:z-index="4"><draw:object xlink:href="./Object 22" xlink:type="simple" xlink:show="embed" xlink:actuate="onLoad"/><draw:image xlink:href="./ObjectReplacements/Object 22" xlink:type="simple" xlink:show="embed" xlink:actuate="onLoad"/></draw:frame></text:span><text:span text:style-name="T2"><text:s/>est orthonormal</text:span></text:p>
              </text:list-item>
              <text:list-item>
                <text:p text:style-name="P17"><text:span text:style-name="T2">Donner </text:span><text:span text:style-name="T1">sans justifier </text:span><text:span text:style-name="T2">les coordonnées des points </text:span><text:span text:style-name="T4">B, </text:span><text:span text:style-name="T2">C, E </text:span><text:span text:style-name="T4">et </text:span><text:span text:style-name="T2">F dans </text:span><text:span text:style-name="T4">c</text:span><text:span text:style-name="T2">e repère.</text:span></text:p>
              </text:list-item>
              <text:list-item>
                <text:p text:style-name="P18">Déterminer une équation des droites (CE) et (BF)</text:p>
              </text:list-item>
              <text:list-item>
                <text:p text:style-name="P17"><text:span text:style-name="T4">Ces deux droites sont-elles sécantes ?<text:line-break/>Si oui, d</text:span><text:span text:style-name="T1">éterminer les coordonnées de </text:span><text:span text:style-name="T2">le</text:span><text:span text:style-name="T1">ur</text:span><text:span text:style-name="T2"> point d'intersection I.</text:span></text:p>
              </text:list-item>
            </text:list>
          </text:list-item>
        </text:list>
        <text:p text:style-name="P10"/>
        <text:list xml:id="list175216080657988" text:continue-numbering="true" text:style-name="Exos">
          <text:list-item>
            <text:p text:style-name="P35"><text:span text:style-name="T29">Dans un repère </text:span><text:span text:style-name="T29"><draw:frame draw:style-name="fr1" draw:name="Objet9" text:anchor-type="as-char" svg:y="-0.37cm" svg:width="1.455cm" svg:height="0.478cm" draw:z-index="18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29">, on donne les points A(</text:span><text:span text:style-name="T41">2</text:span><text:span text:style-name="T29"> ; 1) </text:span><text:span text:style-name="T41">et</text:span><text:span text:style-name="T29"> B(</text:span><text:span text:style-name="T41">6</text:span><text:span text:style-name="T29"> ; –</text:span><text:span text:style-name="T41">1</text:span><text:span text:style-name="T29">).</text:span></text:p>
            <text:list>
              <text:list-item>
                <text:p text:style-name="P20">Déterminer <text:span text:style-name="T58">une </text:span>équation de la droite (AB).</text:p>
              </text:list-item>
              <text:list-item>
                <text:p text:style-name="P25"><text:span text:style-name="T9">Déterminer les coordonnées des </text:span><text:span text:style-name="T12">points</text:span><text:span text:style-name="T9"> d'intersections de (AB) avec les deux axes</text:span><text:span text:style-name="T2">.</text:span></text:p>
              </text:list-item>
              <text:list-item>
                <text:p text:style-name="P26"><text:span text:style-name="T2">D</text:span><text:span text:style-name="T1">éterminer </text:span><text:span text:style-name="T13">une </text:span><text:span text:style-name="T1">équation de la parallèle à l'axe des ordonnées passant par A.</text:span></text:p>
              </text:list-item>
            </text:list>
          </text:list-item>
        </text:list>
        <text:p text:style-name="P8"/>
        <text:list xml:id="list175216709907597" text:continue-numbering="true" text:style-name="Exos">
          <text:list-item>
            <text:p text:style-name="P42"><text:span text:style-name="T2">Soit</text:span><text:span text:style-name="T6"> </text:span><text:span text:style-name="T18">d</text:span><text:span text:style-name="T23">1</text:span><text:span text:style-name="T6"> la droite d'équation </text:span><text:span text:style-name="T15">y</text:span><text:span text:style-name="T2"> </text:span><text:span text:style-name="T6">= 2 </text:span><text:span text:style-name="T15">x</text:span><text:span text:style-name="T2"> – </text:span><text:span text:style-name="T6">4</text:span><text:span text:style-name="T2"> </text:span><text:span text:style-name="T8">dans</text:span><text:span text:style-name="T2"><draw:frame draw:style-name="fr1" draw:name="Objet1" text:anchor-type="as-char" svg:y="-0.37cm" svg:width="1.455cm" svg:height="0.478cm" draw:z-index="19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28">.</text:span></text:p>
            <text:list>
              <text:list-item>
                <text:p text:style-name="P43"><text:span text:style-name="T2">L</text:span><text:span text:style-name="T6">es points suivants appartiennent-ils à </text:span><text:span text:style-name="T18">d</text:span><text:span text:style-name="T23">1</text:span> <text:span text:style-name="T6">?<text:line-break/>A(–</text:span><text:span text:style-name="T28">3 ; 2) ; B(–1 ; –6) ; </text:span><text:span text:style-name="T28"><draw:frame draw:style-name="fr1" draw:name="Objet33" text:anchor-type="as-char" svg:y="-0.64cm" svg:width="4.02cm" svg:height="1.071cm" draw:z-index="6"><draw:object xlink:href="./Object 33" xlink:type="simple" xlink:show="embed" xlink:actuate="onLoad"/><draw:image xlink:href="./ObjectReplacements/Object 33" xlink:type="simple" xlink:show="embed" xlink:actuate="onLoad"/></draw:frame></text:span></text:p>
              </text:list-item>
              <text:list-item>
                <text:p text:style-name="P27"><text:span text:style-name="T2">D</text:span><text:span text:style-name="T1">éterminer l'équation </text:span><text:span text:style-name="T13">réduite </text:span><text:span text:style-name="T1">de </text:span><text:span text:style-name="T16">d</text:span><text:span text:style-name="T22">2</text:span><text:span text:style-name="T1"> la droite parallèle à </text:span><text:span text:style-name="T16">d</text:span><text:span text:style-name="T22">1</text:span><text:span text:style-name="T1"> passant par </text:span><text:span text:style-name="T7">le point </text:span><text:span text:style-name="T1">D(1 ; 1).</text:span></text:p>
              </text:list-item>
              <text:list-item>
                <text:p text:style-name="P27"><text:span text:style-name="T2">Déterminer l'équation </text:span><text:span text:style-name="T13">réduite </text:span><text:span text:style-name="T2">de </text:span><text:span text:style-name="T17">d</text:span><text:span text:style-name="T22">3</text:span><text:span text:style-name="T2"> la droite </text:span><text:span text:style-name="T1">symétrique de</text:span><text:span text:style-name="T2"> </text:span><text:span text:style-name="T17">d</text:span><text:span text:style-name="T22">2</text:span><text:span text:style-name="T2"> pa</text:span><text:span text:style-name="T1">r rapport à</text:span><text:span text:style-name="T2"> </text:span><text:span text:style-name="T12">O</text:span><text:span text:style-name="T2">.</text:span></text:p>
              </text:list-item>
              <text:list-item>
                <text:p text:style-name="P27"><text:span text:style-name="T2">D</text:span><text:span text:style-name="T1">éterminer les coordonnées de I le point d'intersection de (AD) avec </text:span><text:span text:style-name="T16">d</text:span><text:span text:style-name="T22">1</text:span><text:span text:style-name="T1">.</text:span></text:p>
              </text:list-item>
            </text:list>
          </text:list-item>
          <text:list-item>
            <text:p text:style-name="P40"><text:span text:style-name="T30">On considère un triangle ABC non aplati et on appelle I le milieu de [AB] et J celui de [CB]. Soit D le symétrique de B par rapport à A et E le point d’intersection de (JD) et (IC). Le but de l’exercice est de déterminer les coordonnées de E dans le repère (A ; </text:span><text:span text:style-name="T30"><draw:frame draw:style-name="fr2" draw:name="Objet27" text:anchor-type="as-char" svg:y="-0.362cm" svg:width="0.728cm" svg:height="0.437cm" draw:z-index="9"><draw:object xlink:href="./Object 20" xlink:type="simple" xlink:show="embed" xlink:actuate="onLoad"/><draw:image xlink:href="./ObjectReplacements/Object 20" xlink:type="simple" xlink:show="embed" xlink:actuate="onLoad"/></draw:frame></text:span><text:span text:style-name="T30"><text:s/>; </text:span><text:span text:style-name="T30"><draw:frame draw:style-name="fr2" draw:name="Objet34" text:anchor-type="as-char" svg:y="-0.363cm" svg:width="0.734cm" svg:height="0.439cm" draw:z-index="10"><draw:object xlink:href="./Object 35" xlink:type="simple" xlink:show="embed" xlink:actuate="onLoad"/><draw:image xlink:href="./ObjectReplacements/Object 35" xlink:type="simple" xlink:show="embed" xlink:actuate="onLoad"/></draw:frame></text:span><text:span text:style-name="T30">).</text:span></text:p>
          </text:list-item>
        </text:list>
        <text:p text:style-name="P2">Préliminaire :</text:p>
        <text:list xml:id="list175215407038863" text:continue-numbering="true" text:style-name="Exos">
          <text:list-item>
            <text:list>
              <text:list-item>
                <text:p text:style-name="P28"><text:span text:style-name="T30">Justifier que (A ; </text:span><text:span text:style-name="T30"><draw:frame draw:style-name="fr2" draw:name="Objet35" text:anchor-type="as-char" svg:y="-0.362cm" svg:width="0.728cm" svg:height="0.437cm" draw:z-index="11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30"><text:s/>; </text:span><text:span text:style-name="T30"><draw:frame draw:style-name="fr2" draw:name="Objet36" text:anchor-type="as-char" svg:y="-0.363cm" svg:width="0.734cm" svg:height="0.439cm" draw:z-index="12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30">) est bien un repère du plan.</text:span></text:p>
              </text:list-item>
              <text:list-item>
                <text:p text:style-name="P29"><text:span text:style-name="T30">Déterminer les coordonnées des points A, B, C, D, I et J dans </text:span><text:span text:style-name="T31">c</text:span><text:span text:style-name="T30">e repère.</text:span></text:p>
              </text:list-item>
            </text:list>
          </text:list-item>
        </text:list>
        <text:p text:style-name="P2">1ère méthode : <text:span text:style-name="T53">(colinéarité)</text:span></text:p>
        <text:list xml:id="list175215907988742" text:continue-numbering="true" text:style-name="Exos">
          <text:list-item>
            <text:list>
              <text:list-item>
                <text:p text:style-name="P29"><text:span text:style-name="T30">Déterminer les coordonnées du vecteur </text:span><text:span text:style-name="T30"><draw:frame draw:style-name="fr2" draw:name="Objet43" text:anchor-type="as-char" svg:y="-0.363cm" svg:width="0.577cm" svg:height="0.439cm" draw:z-index="13"><draw:object xlink:href="./Object 44" xlink:type="simple" xlink:show="embed" xlink:actuate="onLoad"/><draw:image xlink:href="./ObjectReplacements/Object 44" xlink:type="simple" xlink:show="embed" xlink:actuate="onLoad"/></draw:frame></text:span><text:span text:style-name="T30">.</text:span></text:p>
              </text:list-item>
              <text:list-item>
                <text:p text:style-name="P29"><text:span text:style-name="T30">Soit </text:span><text:span text:style-name="T43">k</text:span><text:span text:style-name="T30"> le réel tel que </text:span><text:span text:style-name="T30"><draw:frame draw:style-name="fr2" draw:name="Objet44" text:anchor-type="as-char" svg:y="-0.363cm" svg:width="1.582cm" svg:height="0.439cm" draw:z-index="14"><draw:object xlink:href="./Object 45" xlink:type="simple" xlink:show="embed" xlink:actuate="onLoad"/><draw:image xlink:href="./ObjectReplacements/Object 45" xlink:type="simple" xlink:show="embed" xlink:actuate="onLoad"/></draw:frame></text:span><text:span text:style-name="T30">. </text:span><text:span text:style-name="T31">Déterminer </text:span><text:span text:style-name="T30">les coordonnées d</text:span><text:span text:style-name="T31">e </text:span><text:span text:style-name="T31"><draw:frame draw:style-name="fr2" draw:name="Objet45" text:anchor-type="as-char" svg:y="-0.362cm" svg:width="0.684cm" svg:height="0.437cm" draw:z-index="15"><draw:object xlink:href="./Object 46" xlink:type="simple" xlink:show="embed" xlink:actuate="onLoad"/><draw:image xlink:href="./ObjectReplacements/Object 46" xlink:type="simple" xlink:show="embed" xlink:actuate="onLoad"/></draw:frame></text:span><text:span text:style-name="T30"><text:s/>puis d</text:span><text:span text:style-name="T31">e</text:span><text:span text:style-name="T30"> E en fonction de </text:span><text:span text:style-name="T43">k</text:span><text:span text:style-name="T30">.</text:span></text:p>
              </text:list-item>
              <text:list-item>
                <text:p text:style-name="P29"><text:span text:style-name="T30">En utilisant le fait que les points J, E et D sont alignés, déterminer la valeur de </text:span><text:span text:style-name="T43">k</text:span><text:span text:style-name="T30">. En déduire les coordonnées de E.</text:span></text:p>
              </text:list-item>
            </text:list>
          </text:list-item>
        </text:list>
        <text:p text:style-name="P2">2ème méthode : <text:span text:style-name="T53">(équations de droites)</text:span></text:p>
        <text:list xml:id="list175216583814880" text:continue-numbering="true" text:style-name="Exos">
          <text:list-item>
            <text:list>
              <text:list-item>
                <text:p text:style-name="P29"><text:span text:style-name="T30">Déterminer </text:span><text:span text:style-name="T42">une</text:span><text:span text:style-name="T31"> </text:span><text:span text:style-name="T30">équation de</text:span><text:span text:style-name="T31">s</text:span><text:span text:style-name="T30"> droite</text:span><text:span text:style-name="T31">s</text:span><text:span text:style-name="T30"> (JD) </text:span><text:span text:style-name="T31">et </text:span><text:span text:style-name="T30">(IC).</text:span></text:p>
              </text:list-item>
              <text:list-item>
                <text:p text:style-name="P19">En déduire les coordonnées de E.</text:p>
              </text:list-item>
            </text:list>
          </text:list-item>
        </text:list>
        <text:p text:style-name="P6"/>
        <text:list xml:id="list175215872763759" text:continue-numbering="true" text:style-name="Exos">
          <text:list-item>
            <text:p text:style-name="P38"><text:span text:style-name="T1">D</text:span><text:span text:style-name="T2">ans </text:span><text:span text:style-name="T1">un</text:span><text:span text:style-name="T2"> repère </text:span><text:span text:style-name="T2"><draw:frame draw:style-name="fr1" draw:name="Objet2" text:anchor-type="as-char" svg:y="-0.37cm" svg:width="1.455cm" svg:height="0.478cm" draw:z-index="25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">, </text:span><text:span text:style-name="T1">on considère</text:span><text:span text:style-name="T2"> Ω(2 ; −3).</text:span></text:p>
          </text:list-item>
        </text:list>
        <text:p text:style-name="P13"><text:span text:style-name="T30">Pour tout point M(</text:span><text:span text:style-name="T45">x</text:span><text:span text:style-name="T30"> ; </text:span><text:span text:style-name="T45">y</text:span><text:span text:style-name="T30">) du plan, on définit le point M'(</text:span><text:span text:style-name="T45">x</text:span><text:span text:style-name="T30">' ; </text:span><text:span text:style-name="T45">y</text:span><text:span text:style-name="T30">') </text:span><text:span text:style-name="T29">tel que</text:span><text:span text:style-name="T30"> : </text:span><text:span text:style-name="T30"><draw:frame draw:style-name="fr2" draw:name="Objet38" text:anchor-type="as-char" svg:y="-0.362cm" svg:width="2.468cm" svg:height="0.437cm" draw:z-index="16"><draw:object xlink:href="./Object 38" xlink:type="simple" xlink:show="embed" xlink:actuate="onLoad"/><draw:image xlink:href="./ObjectReplacements/Object 38" xlink:type="simple" xlink:show="embed" xlink:actuate="onLoad"/></draw:frame></text:span><text:span text:style-name="T30">. <text:s text:c="7"/>(1)</text:span></text:p>
        <text:list xml:id="list175215873613863" text:continue-numbering="true" text:style-name="Exos">
          <text:list-item>
            <text:list>
              <text:list-item>
                <text:p text:style-name="P30"><text:span text:style-name="T30">Montrer que les coordonnées de M' sont données par :<text:line-break/></text:span><text:span text:style-name="T30"><draw:frame draw:style-name="fr2" draw:name="Objet39" text:anchor-type="as-char" svg:y="-0.503cm" svg:width="2.297cm" svg:height="0.898cm" draw:z-index="17"><draw:object xlink:href="./Object 40" xlink:type="simple" xlink:show="embed" xlink:actuate="onLoad"/><draw:image xlink:href="./ObjectReplacements/Object 40" xlink:type="simple" xlink:show="embed" xlink:actuate="onLoad"/></draw:frame></text:span></text:p>
              </text:list-item>
              <text:list-item>
                <text:p text:style-name="P30"><text:span text:style-name="T30">Soi</text:span><text:span text:style-name="T29">en</text:span><text:span text:style-name="T30">t : A(3 ; −2) ; B(0 ; −1). D</text:span><text:span text:style-name="T29">éterminer</text:span><text:span text:style-name="T30"> les coordonnées de A' et B' </text:span><text:span text:style-name="T29">et montrer que </text:span><text:span text:style-name="T30">(A'B') est parallèle à (AB).</text:span></text:p>
              </text:list-item>
              <text:list-item>
                <text:p text:style-name="P30"><text:span text:style-name="T30">Retrouver </text:span><text:span text:style-name="T29">c</text:span><text:span text:style-name="T30">e </text:span><text:span text:style-name="T29">dernier </text:span><text:span text:style-name="T30">résultat en repartant directement de la relation (1) et en utilisant Chasles.</text:span></text:p>
              </text:list-item>
            </text:list>
          </text:list-item>
        </text:list>
        <text:p text:style-name="P7"/>
        <text:list xml:id="list175217000496662" text:continue-numbering="true" text:style-name="Exos">
          <text:list-item>
            <text:p text:style-name="Exos"><text:span text:style-name="T30">S</text:span><text:span text:style-name="T29">oit un triangle ABC, I le milieu de [BC] et J le symétrique de A par rapport à B. En choisissant un repère, montrer que la droite (IJ) coupe le segment [AC] à ses deux tiers en partant de A.</text:span></text:p>
          </text:list-item>
        </text:list>
        <text:p text:style-name="P9"/>
        <text:list xml:id="list175215669266377" text:continue-numbering="true" text:style-name="Exos">
          <text:list-item>
            <text:p text:style-name="Exos"><text:span text:style-name="T29">Dans un repère orthonormé </text:span><text:span text:style-name="T29"><draw:frame draw:style-name="fr1" draw:name="Objet3" text:anchor-type="as-char" svg:y="-0.37cm" svg:width="1.455cm" svg:height="0.478cm" draw:z-index="20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9">, on donne les points A(3 ; –1), B(5 ; 0) et C(7 ; –2).</text:span></text:p>
            <text:list>
              <text:list-item>
                <text:p text:style-name="P21">Déterminer <text:span text:style-name="T58">une </text:span>équation de la droite (AB).</text:p>
              </text:list-item>
              <text:list-item>
                <text:p text:style-name="P31"><text:span text:style-name="T29">Vérifier que la hauteur du triangle ABC issue de C a pour équation </text:span><text:span text:style-name="T42">réduite</text:span><text:span text:style-name="T29"> : </text:span><text:span text:style-name="T29"><draw:frame draw:style-name="fr2" draw:name="Objet4" text:anchor-type="as-char" svg:y="-0.316cm" svg:width="1.991cm" svg:height="0.413cm" draw:z-index="21"><draw:object xlink:href="./Object 4" xlink:type="simple" xlink:show="embed" xlink:actuate="onLoad"/><draw:image xlink:href="./ObjectReplacements/Object 4" xlink:type="simple" xlink:show="embed" xlink:actuate="onLoad"/></draw:frame></text:span><text:span text:style-name="T29">.</text:span></text:p>
              </text:list-item>
            </text:list>
          </text:list-item>
        </text:list>
        <text:p text:style-name="P9"/>
        <text:list xml:id="list175216856035448" text:continue-numbering="true" text:style-name="Exos">
          <text:list-item>
            <text:p text:style-name="P36"><text:span text:style-name="T29">Dans un repère orthonormé </text:span><text:span text:style-name="T29"><draw:frame draw:style-name="fr1" draw:name="Objet5" text:anchor-type="as-char" svg:y="-0.37cm" svg:width="1.455cm" svg:height="0.478cm" draw:z-index="22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29">, on donne les points A(</text:span><text:span text:style-name="T37">3</text:span><text:span text:style-name="T29"> ; </text:span><text:span text:style-name="T37">3</text:span><text:span text:style-name="T29">), B(</text:span><text:span text:style-name="T36">6</text:span><text:span text:style-name="T29"> ; </text:span><text:span text:style-name="T36">4</text:span><text:span text:style-name="T29">) et C(</text:span><text:span text:style-name="T37">6</text:span><text:span text:style-name="T29"> ; </text:span><text:span text:style-name="T37">0</text:span><text:span text:style-name="T29">).<text:line-break/></text:span><text:span text:style-name="T37">On appelle </text:span><text:span text:style-name="T36">d</text:span><text:span text:style-name="T24">1</text:span><text:span text:style-name="T36"> la médiatrice de [AB] </text:span><text:span text:style-name="T37">et </text:span><text:span text:style-name="T36">d</text:span><text:span text:style-name="T25">2</text:span><text:span text:style-name="T36"> </text:span><text:span text:style-name="T37">celle</text:span><text:span text:style-name="T36"> de [A</text:span><text:span text:style-name="T37">C</text:span><text:span text:style-name="T36">].</text:span></text:p>
          </text:list-item>
        </text:list>
        <text:p text:style-name="P3"><text:span text:style-name="T48">Équation de d</text:span><text:span text:style-name="T26">1</text:span><text:span text:style-name="T36"> :</text:span></text:p>
        <text:list xml:id="list175216239604587" text:continue-numbering="true" text:style-name="Exos">
          <text:list-item>
            <text:list>
              <text:list-item>
                <text:p text:style-name="P22">Déterminer les coordonnées de I le milieu de [BC].</text:p>
              </text:list-item>
              <text:list-item>
                <text:p text:style-name="P23">Vérifier que la droite (BC) est verticale et en déduire <text:span text:style-name="T58">une </text:span>équation de d<text:span text:style-name="T21">1</text:span>.</text:p>
              </text:list-item>
            </text:list>
          </text:list-item>
        </text:list>
        <text:p text:style-name="P4"><text:span text:style-name="T48">Équation de d</text:span><text:span text:style-name="T27">2</text:span><text:span text:style-name="T48"> :</text:span></text:p>
        <text:list xml:id="list175215307809200" text:continue-numbering="true" text:style-name="Exos">
          <text:list-item>
            <text:list>
              <text:list-item>
                <text:p text:style-name="P15"><text:span text:style-name="T38">Soit M(</text:span><text:span text:style-name="T44">x</text:span><text:span text:style-name="T38"> ; </text:span><text:span text:style-name="T44">y</text:span><text:span text:style-name="T38">) un point du plan. </text:span><text:span text:style-name="T39">Exprimer </text:span><text:span text:style-name="T38">AM² </text:span><text:span text:style-name="T40">et</text:span><text:span text:style-name="T38"> CM² </text:span><text:span text:style-name="T39">en fonction de </text:span><text:span text:style-name="T46">x</text:span> <text:span text:style-name="T54">et </text:span><text:span text:style-name="T20">y</text:span>.</text:p>
              </text:list-item>
              <text:list-item>
                <text:p text:style-name="P15"><text:span text:style-name="T38">Justifier que M </text:span><text:span text:style-name="T50">∈</text:span> <text:span text:style-name="T49">d</text:span><text:span text:style-name="T27">2</text:span><text:span text:style-name="T49"> </text:span><text:span text:style-name="T51">⇔</text:span> <text:span text:style-name="T49">AM² = CM²<text:line-break/>En déduire une équation de d</text:span><text:span text:style-name="T27">2</text:span><text:span text:style-name="T49">.</text:span></text:p>
              </text:list-item>
            </text:list>
          </text:list-item>
        </text:list>
        <text:p text:style-name="P5">Centre du cercle circonscrit :</text:p>
        <text:list xml:id="list175216238825841" text:continue-numbering="true" text:style-name="Exos">
          <text:list-item>
            <text:list>
              <text:list-item>
                <text:p text:style-name="P23">Déterminer les coordonnées de <text:span text:style-name="T52">Ω </text:span>le centre du cercle circonscrit au triangle ABC.</text:p>
              </text:list-item>
            </text:list>
          </text:list-item>
        </text:list>
        <text:p text:style-name="P11"/>
        <text:list xml:id="list175215581027164" text:continue-numbering="true" text:style-name="Exos">
          <text:list-item>
            <text:p text:style-name="Exos">Nous avons vu en collège que les médianes d'un triangle sont toujours concourantes. <text:span text:style-name="T56">D</text:span>émontrer <text:span text:style-name="T56">l</text:span>e <text:span text:style-name="T55">ci-dessous.</text:span></text:p>
            <text:list>
              <text:list-item>
                <text:p text:style-name="P32">Soit un triangle ABC quelconque mais non aplati. On appelle A', B' et C' les milieux respectifs des côtés [BC], [AC] et [AB]. Justifier les coordonnées de tous les points de la figure dans le repère <text:span text:style-name="T30">(A ; </text:span><text:span text:style-name="T30"><draw:frame draw:style-name="fr2" draw:name="Objet6" text:anchor-type="as-char" svg:y="-0.362cm" svg:width="0.728cm" svg:height="0.437cm" draw:z-index="23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30"><text:s/>; </text:span><text:span text:style-name="T30"><draw:frame draw:style-name="fr2" draw:name="Objet7" text:anchor-type="as-char" svg:y="-0.363cm" svg:width="0.734cm" svg:height="0.439cm" draw:z-index="24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30">).</text:span></text:p>
              </text:list-item>
              <text:list-item>
                <text:p text:style-name="P32"><text:span text:style-name="T30">D</text:span><text:span text:style-name="T29">éterminer les équations des trois médianes de ABC.</text:span></text:p>
              </text:list-item>
              <text:list-item>
                <text:p text:style-name="P24">Montrer qu'elles sont concourantes.</text:p>
              </text:list-item>
            </text:list>
          </text:list-item>
        </text:list>
        <text:p text:style-name="P12"/>
        <text:list xml:id="list175217364622999" text:continue-numbering="true" text:style-name="Exos">
          <text:list-item>
            <text:p text:style-name="P39"><text:span text:style-name="T1">D</text:span><text:span text:style-name="T2">ans </text:span><text:span text:style-name="T1">un</text:span><text:span text:style-name="T2"> repère </text:span><text:span text:style-name="T2"><draw:frame draw:style-name="fr1" draw:name="Objet8" text:anchor-type="as-char" svg:y="-0.37cm" svg:width="1.455cm" svg:height="0.478cm" draw:z-index="26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2">, </text:span><text:span text:style-name="T1">on considère</text:span><text:span text:style-name="T2"> </text:span><text:span text:style-name="T11">les points <text:line-break/></text:span><text:span text:style-name="T10">A</text:span><text:span text:style-name="T2">(</text:span><text:span text:style-name="T10">1</text:span><text:span text:style-name="T2"> ; </text:span><text:span text:style-name="T10">5</text:span><text:span text:style-name="T2">), </text:span><text:span text:style-name="T10">B(8 ; 5), C(8 ; 1) et D(1 ; 1)</text:span><text:span text:style-name="T2">. </text:span><text:span text:style-name="T10">E est le symétrique de B par rapport à A et F est celui de B par rapport à C. </text:span><text:span text:style-name="T11">G est un point quelconque de [AD] d'ordonnée </text:span><text:span text:style-name="T19">a</text:span><text:span text:style-name="T11"> avec 1 &lt; </text:span><text:span text:style-name="T19">a</text:span><text:span text:style-name="T11"> &lt; 5. </text:span><text:span text:style-name="T14">H est l’intersection de (BG) et (CD).</text:span><text:span text:style-name="T11"> Montrer que quelque soit la position de G, les droites (EG) et (HF) sont parallèles.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OpenSymbol" svg:font-family="OpenSymbol" style:font-pitch="variable" style:font-charset="x-symbol"/>
    <style:font-face style:name="StarSymbol" svg:font-family="StarSymbol"/>
    <style:font-face style:name="Tahoma1" svg:font-family="Tahoma"/>
    <style:font-face style:name="OpenSymbol1" svg:font-family="OpenSymbo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52" svg:viewBox="0 0 20 30" svg:d="M10 0l-10 30h20z"/>
    <draw:marker draw:name="a54" svg:viewBox="0 0 20 30" svg:d="M10 0l-10 30h20z"/>
    <draw:marker draw:name="a57" svg:viewBox="0 0 20 30" svg:d="M10 0l-10 30h20z"/>
    <draw:marker draw:name="a59" svg:viewBox="0 0 20 30" svg:d="M10 0l-10 30h20z"/>
    <draw:stroke-dash draw:name="Dashed_20__28_var_29__20_10" draw:display-name="Dashed (var) 10" draw:style="rect" draw:dots1="1" draw:dots1-length="0.016cm" draw:dots2="1" draw:dots2-length="0.016cm" draw:distance="0.016cm"/>
    <draw:stroke-dash draw:name="Dashed_20__28_var_29__20_11" draw:display-name="Dashed (var) 11" draw:style="rect" draw:dots1="1" draw:dots1-length="0.016cm" draw:dots2="1" draw:dots2-length="0.016cm" draw:distance="0.016cm"/>
    <draw:stroke-dash draw:name="Dashed_20__28_var_29__20_12" draw:display-name="Dashed (var) 12" draw:style="rect" draw:dots1="1" draw:dots1-length="0.016cm" draw:dots2="1" draw:dots2-length="0.016cm" draw:distance="0.016cm"/>
    <draw:stroke-dash draw:name="Dashed_20__28_var_29__20_13" draw:display-name="Dashed (var) 13" draw:style="rect" draw:dots1="1" draw:dots1-length="0.009cm" draw:dots2="1" draw:dots2-length="0.009cm" draw:distance="0.009cm"/>
    <draw:stroke-dash draw:name="Dashed_20__28_var_29__20_14" draw:display-name="Dashed (var) 14" draw:style="rect" draw:dots1="1" draw:dots1-length="0.009cm" draw:dots2="1" draw:dots2-length="0.009cm" draw:distance="0.009cm"/>
    <draw:stroke-dash draw:name="Dashed_20__28_var_29__20_15" draw:display-name="Dashed (var) 15" draw:style="rect" draw:dots1="1" draw:dots1-length="0.009cm" draw:dots2="1" draw:dots2-length="0.009cm" draw:distance="0.009cm"/>
    <draw:stroke-dash draw:name="Dashed_20__28_var_29__20_16" draw:display-name="Dashed (var) 16" draw:style="rect" draw:dots1="1" draw:dots1-length="0.009cm" draw:dots2="1" draw:dots2-length="0.009cm" draw:distance="0.009cm"/>
    <draw:stroke-dash draw:name="Dashed_20__28_var_29__20_17" draw:display-name="Dashed (var) 17" draw:style="rect" draw:dots1="1" draw:dots1-length="0.009cm" draw:dots2="1" draw:dots2-length="0.009cm" draw:distance="0.009cm"/>
    <draw:stroke-dash draw:name="Dashed_20__28_var_29__20_18" draw:display-name="Dashed (var) 18" draw:style="rect" draw:dots1="1" draw:dots1-length="0.009cm" draw:dots2="1" draw:dots2-length="0.009cm" draw:distance="0.009cm"/>
    <draw:stroke-dash draw:name="Dashed_20__28_var_29__20_19" draw:display-name="Dashed (var) 19" draw:style="rect" draw:dots1="1" draw:dots1-length="0.009cm" draw:dots2="1" draw:dots2-length="0.009cm" draw:distance="0.009cm"/>
    <draw:stroke-dash draw:name="Dashed_20__28_var_29__20_20" draw:display-name="Dashed (var) 20" draw:style="rect" draw:dots1="1" draw:dots1-length="0.009cm" draw:dots2="1" draw:dots2-length="0.009cm" draw:distance="0.009cm"/>
    <draw:stroke-dash draw:name="Dashed_20__28_var_29__20_21" draw:display-name="Dashed (var) 21" draw:style="rect" draw:dots1="1" draw:dots1-length="0.009cm" draw:dots2="1" draw:dots2-length="0.009cm" draw:distance="0.009cm"/>
    <draw:stroke-dash draw:name="Dashed_20__28_var_29__20_22" draw:display-name="Dashed (var) 22" draw:style="rect" draw:dots1="1" draw:dots1-length="0.009cm" draw:dots2="1" draw:dots2-length="0.009cm" draw:distance="0.009cm"/>
    <draw:stroke-dash draw:name="Dashed_20__28_var_29__20_23" draw:display-name="Dashed (var) 23" draw:style="rect" draw:dots1="1" draw:dots1-length="0.005cm" draw:dots2="1" draw:dots2-length="0.005cm" draw:distance="0.005cm"/>
    <draw:stroke-dash draw:name="Dashed_20__28_var_29__20_24" draw:display-name="Dashed (var) 24" draw:style="rect" draw:dots1="1" draw:dots1-length="0.005cm" draw:dots2="1" draw:dots2-length="0.005cm" draw:distance="0.005cm"/>
    <draw:stroke-dash draw:name="Dashed_20__28_var_29__20_25" draw:display-name="Dashed (var) 25" draw:style="rect" draw:dots1="1" draw:dots1-length="0.005cm" draw:dots2="1" draw:dots2-length="0.005cm" draw:distance="0.005cm"/>
    <draw:stroke-dash draw:name="Dashed_20__28_var_29__20_26" draw:display-name="Dashed (var) 26" draw:style="rect" draw:dots1="1" draw:dots1-length="0.005cm" draw:dots2="1" draw:dots2-length="0.005cm" draw:distance="0.005cm"/>
    <draw:stroke-dash draw:name="Dashed_20__28_var_29__20_27" draw:display-name="Dashed (var) 27" draw:style="rect" draw:dots1="1" draw:dots1-length="0.005cm" draw:dots2="1" draw:dots2-length="0.005cm" draw:distance="0.005cm"/>
    <draw:stroke-dash draw:name="Dashed_20__28_var_29__20_28" draw:display-name="Dashed (var) 28" draw:style="rect" draw:dots1="1" draw:dots1-length="0.005cm" draw:dots2="1" draw:dots2-length="0.005cm" draw:distance="0.005cm"/>
    <draw:stroke-dash draw:name="Dashed_20__28_var_29__20_29" draw:display-name="Dashed (var) 29" draw:style="rect" draw:dots1="1" draw:dots1-length="0.005cm" draw:dots2="1" draw:dots2-length="0.005cm" draw:distance="0.005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30" draw:display-name="Dashed (var) 30" draw:style="rect" draw:dots1="1" draw:dots1-length="0.005cm" draw:dots2="1" draw:dots2-length="0.005cm" draw:distance="0.005cm"/>
    <draw:stroke-dash draw:name="Dashed_20__28_var_29__20_31" draw:display-name="Dashed (var) 31" draw:style="rect" draw:dots1="1" draw:dots1-length="0.005cm" draw:dots2="1" draw:dots2-length="0.005cm" draw:distance="0.005cm"/>
    <draw:stroke-dash draw:name="Dashed_20__28_var_29__20_32" draw:display-name="Dashed (var) 32" draw:style="rect" draw:dots1="1" draw:dots1-length="0.005cm" draw:dots2="1" draw:dots2-length="0.005cm" draw:distance="0.005cm"/>
    <draw:stroke-dash draw:name="Dashed_20__28_var_29__20_33" draw:display-name="Dashed (var) 33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03cm" draw:dots2="1" draw:dots2-length="0.003cm" draw:distance="0.003cm"/>
    <draw:stroke-dash draw:name="Dashed_20__28_var_29__20_35" draw:display-name="Dashed (var) 35" draw:style="rect" draw:dots1="1" draw:dots1-length="0.003cm" draw:dots2="1" draw:dots2-length="0.003cm" draw:distance="0.003cm"/>
    <draw:stroke-dash draw:name="Dashed_20__28_var_29__20_36" draw:display-name="Dashed (var) 36" draw:style="rect" draw:dots1="1" draw:dots1-length="0.003cm" draw:dots2="1" draw:dots2-length="0.003cm" draw:distance="0.003cm"/>
    <draw:stroke-dash draw:name="Dashed_20__28_var_29__20_37" draw:display-name="Dashed (var) 37" draw:style="rect" draw:dots1="1" draw:dots1-length="0.003cm" draw:dots2="1" draw:dots2-length="0.003cm" draw:distance="0.003cm"/>
    <draw:stroke-dash draw:name="Dashed_20__28_var_29__20_38" draw:display-name="Dashed (var) 38" draw:style="rect" draw:dots1="1" draw:dots1-length="0.003cm" draw:dots2="1" draw:dots2-length="0.003cm" draw:distance="0.003cm"/>
    <draw:stroke-dash draw:name="Dashed_20__28_var_29__20_39" draw:display-name="Dashed (var) 39" draw:style="rect" draw:dots1="1" draw:dots1-length="0.003cm" draw:dots2="1" draw:dots2-length="0.003cm" draw:distance="0.003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40" draw:display-name="Dashed (var) 40" draw:style="rect" draw:dots1="1" draw:dots1-length="0.003cm" draw:dots2="1" draw:dots2-length="0.003cm" draw:distance="0.003cm"/>
    <draw:stroke-dash draw:name="Dashed_20__28_var_29__20_41" draw:display-name="Dashed (var) 41" draw:style="rect" draw:dots1="1" draw:dots1-length="0.003cm" draw:dots2="1" draw:dots2-length="0.003cm" draw:distance="0.003cm"/>
    <draw:stroke-dash draw:name="Dashed_20__28_var_29__20_42" draw:display-name="Dashed (var) 42" draw:style="rect" draw:dots1="1" draw:dots1-length="0.003cm" draw:dots2="1" draw:dots2-length="0.003cm" draw:distance="0.003cm"/>
    <draw:stroke-dash draw:name="Dashed_20__28_var_29__20_43" draw:display-name="Dashed (var) 43" draw:style="rect" draw:dots1="1" draw:dots1-length="0.002cm" draw:dots2="1" draw:dots2-length="0.002cm" draw:distance="0.002cm"/>
    <draw:stroke-dash draw:name="Dashed_20__28_var_29__20_44" draw:display-name="Dashed (var) 44" draw:style="rect" draw:dots1="1" draw:dots1-length="0.002cm" draw:dots2="1" draw:dots2-length="0.002cm" draw:distance="0.002cm"/>
    <draw:stroke-dash draw:name="Dashed_20__28_var_29__20_45" draw:display-name="Dashed (var) 45" draw:style="rect" draw:dots1="1" draw:dots1-length="0.002cm" draw:dots2="1" draw:dots2-length="0.002cm" draw:distance="0.002cm"/>
    <draw:stroke-dash draw:name="Dashed_20__28_var_29__20_46" draw:display-name="Dashed (var) 46" draw:style="rect" draw:dots1="1" draw:dots1-length="0.002cm" draw:dots2="1" draw:dots2-length="0.002cm" draw:distance="0.002cm"/>
    <draw:stroke-dash draw:name="Dashed_20__28_var_29__20_47" draw:display-name="Dashed (var) 47" draw:style="rect" draw:dots1="1" draw:dots1-length="0.002cm" draw:dots2="1" draw:dots2-length="0.002cm" draw:distance="0.002cm"/>
    <draw:stroke-dash draw:name="Dashed_20__28_var_29__20_48" draw:display-name="Dashed (var) 48" draw:style="rect" draw:dots1="1" draw:dots1-length="0.002cm" draw:dots2="1" draw:dots2-length="0.002cm" draw:distance="0.002cm"/>
    <draw:stroke-dash draw:name="Dashed_20__28_var_29__20_49" draw:display-name="Dashed (var) 49" draw:style="rect" draw:dots1="1" draw:dots1-length="0.002cm" draw:dots2="1" draw:dots2-length="0.002cm" draw:distance="0.002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50" draw:display-name="Dashed (var) 50" draw:style="rect" draw:dots1="1" draw:dots1-length="0.002cm" draw:dots2="1" draw:dots2-length="0.002cm" draw:distance="0.002cm"/>
    <draw:stroke-dash draw:name="Dashed_20__28_var_29__20_51" draw:display-name="Dashed (var) 51" draw:style="rect" draw:dots1="1" draw:dots1-length="0.002cm" draw:dots2="1" draw:dots2-length="0.002cm" draw:distance="0.002cm"/>
    <draw:stroke-dash draw:name="Dashed_20__28_var_29__20_52" draw:display-name="Dashed (var) 52" draw:style="rect" draw:dots1="1" draw:dots1-length="0.002cm" draw:dots2="1" draw:dots2-length="0.002cm" draw:distance="0.002cm"/>
    <draw:stroke-dash draw:name="Dashed_20__28_var_29__20_53" draw:display-name="Dashed (var) 53" draw:style="rect" draw:dots1="1" draw:dots1-length="0.002cm" draw:dots2="1" draw:dots2-length="0.002cm" draw:distance="0.002cm"/>
    <draw:stroke-dash draw:name="Dashed_20__28_var_29__20_54" draw:display-name="Dashed (var) 54" draw:style="rect" draw:dots1="1" draw:dots1-length="0.002cm" draw:dots2="1" draw:dots2-length="0.002cm" draw:distance="0.002cm"/>
    <draw:stroke-dash draw:name="Dashed_20__28_var_29__20_55" draw:display-name="Dashed (var) 55" draw:style="rect" draw:dots1="1" draw:dots1-length="0.002cm" draw:dots2="1" draw:dots2-length="0.002cm" draw:distance="0.002cm"/>
    <draw:stroke-dash draw:name="Dashed_20__28_var_29__20_56" draw:display-name="Dashed (var) 56" draw:style="rect" draw:dots1="1" draw:dots1-length="0.002cm" draw:dots2="1" draw:dots2-length="0.002cm" draw:distance="0.002cm"/>
    <draw:stroke-dash draw:name="Dashed_20__28_var_29__20_57" draw:display-name="Dashed (var) 57" draw:style="rect" draw:dots1="1" draw:dots1-length="0.002cm" draw:dots2="1" draw:dots2-length="0.002cm" draw:distance="0.002cm"/>
    <draw:stroke-dash draw:name="Dashed_20__28_var_29__20_58" draw:display-name="Dashed (var) 58" draw:style="rect" draw:dots1="1" draw:dots1-length="0.002cm" draw:dots2="1" draw:dots2-length="0.002cm" draw:distance="0.002cm"/>
    <draw:stroke-dash draw:name="Dashed_20__28_var_29__20_59" draw:display-name="Dashed (var) 5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6cm" draw:dots2="1" draw:dots2-length="0.016cm" draw:distance="0.016cm"/>
    <draw:stroke-dash draw:name="Dashed_20__28_var_29__20_60" draw:display-name="Dashed (var) 60" draw:style="rect" draw:dots1="1" draw:dots1-length="0.002cm" draw:dots2="1" draw:dots2-length="0.002cm" draw:distance="0.002cm"/>
    <draw:stroke-dash draw:name="Dashed_20__28_var_29__20_61" draw:display-name="Dashed (var) 61" draw:style="rect" draw:dots1="1" draw:dots1-length="0.002cm" draw:dots2="1" draw:dots2-length="0.002cm" draw:distance="0.002cm"/>
    <draw:stroke-dash draw:name="Dashed_20__28_var_29__20_62" draw:display-name="Dashed (var) 62" draw:style="rect" draw:dots1="1" draw:dots1-length="0.002cm" draw:dots2="1" draw:dots2-length="0.002cm" draw:distance="0.002cm"/>
    <draw:stroke-dash draw:name="Dashed_20__28_var_29__20_63" draw:display-name="Dashed (var) 63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02cm" draw:dots2="1" draw:dots2-length="0.002cm" draw:distance="0.002cm"/>
    <draw:stroke-dash draw:name="Dashed_20__28_var_29__20_65" draw:display-name="Dashed (var) 65" draw:style="rect" draw:dots1="1" draw:dots1-length="0.002cm" draw:dots2="1" draw:dots2-length="0.002cm" draw:distance="0.002cm"/>
    <draw:stroke-dash draw:name="Dashed_20__28_var_29__20_66" draw:display-name="Dashed (var) 66" draw:style="rect" draw:dots1="1" draw:dots1-length="0.002cm" draw:dots2="1" draw:dots2-length="0.002cm" draw:distance="0.002cm"/>
    <draw:stroke-dash draw:name="Dashed_20__28_var_29__20_67" draw:display-name="Dashed (var) 67" draw:style="rect" draw:dots1="1" draw:dots1-length="0.002cm" draw:dots2="1" draw:dots2-length="0.002cm" draw:distance="0.002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6cm" draw:dots2="1" draw:dots2-length="0.016cm" draw:distance="0.016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01cm" draw:dots2="1" draw:dots2-length="0.001cm" draw:distance="0.001cm"/>
    <draw:stroke-dash draw:name="Dashed_20__28_var_29__20_74" draw:display-name="Dashed (var) 74" draw:style="rect" draw:dots1="1" draw:dots1-length="0.001cm" draw:dots2="1" draw:dots2-length="0.001cm" draw:distance="0.001cm"/>
    <draw:stroke-dash draw:name="Dashed_20__28_var_29__20_75" draw:display-name="Dashed (var) 75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1cm" draw:dots2="1" draw:dots2-length="0.001cm" draw:distance="0.001cm"/>
    <draw:stroke-dash draw:name="Dashed_20__28_var_29__20_77" draw:display-name="Dashed (var) 77" draw:style="rect" draw:dots1="1" draw:dots1-length="0.001cm" draw:dots2="1" draw:dots2-length="0.001cm" draw:distance="0.001cm"/>
    <draw:stroke-dash draw:name="Dashed_20__28_var_29__20_78" draw:display-name="Dashed (var) 78" draw:style="rect" draw:dots1="1" draw:dots1-length="0.001cm" draw:dots2="1" draw:dots2-length="0.001cm" draw:distance="0.001cm"/>
    <draw:stroke-dash draw:name="Dashed_20__28_var_29__20_79" draw:display-name="Dashed (var) 7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6cm" draw:dots2="1" draw:dots2-length="0.016cm" draw:distance="0.016cm"/>
    <draw:stroke-dash draw:name="Dashed_20__28_var_29__20_80" draw:display-name="Dashed (var) 80" draw:style="rect" draw:dots1="1" draw:dots1-length="0.001cm" draw:dots2="1" draw:dots2-length="0.001cm" draw:distance="0.001cm"/>
    <draw:stroke-dash draw:name="Dashed_20__28_var_29__20_81" draw:display-name="Dashed (var) 81" draw:style="rect" draw:dots1="1" draw:dots1-length="0.001cm" draw:dots2="1" draw:dots2-length="0.001cm" draw:distance="0.001cm"/>
    <draw:stroke-dash draw:name="Dashed_20__28_var_29__20_82" draw:display-name="Dashed (var) 82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6cm" draw:dots2="1" draw:dots2-length="0.016cm" draw:distance="0.016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140%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CD" style:family="paragraph" style:parent-style-name="Standard" style:list-style-name="Exos">
      <style:paragraph-properties fo:orphans="0" fo:widows="0"/>
    </style:style>
    <style:style style:name="Exos" style:family="paragraph" style:parent-style-name="Standard" style:next-style-name="Standard" style:list-style-name="Exos">
      <style:paragraph-properties fo:margin-left="0cm" fo:margin-right="0cm" fo:text-indent="0cm" style:auto-text-indent="false" fo:padding="0cm" fo:border-left="none" fo:border-right="none" fo:border-top="0.74pt solid #000000" fo:border-bottom="none" style:shadow="none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Exos">
      <text:list-level-style-number text:level="1" text:style-name="Numbering_20_Symbols" style:num-prefix="Ex " style:num-suffix=" - " style:num-format="1">
        <style:list-level-properties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bullet text:level="3" text:style-name="Bullet_20_Symbols" text:bullet-char="•">
        <style:list-level-properties text:space-before="1.905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499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initial-creator>Fontanet</meta:initial-creator>
    <meta:creation-date>2006-04-06T23:12:00</meta:creation-date>
    <dc:date>2019-08-07T17:52:13.934000000</dc:date>
    <meta:print-date>2014-01-24T22:58:46.177000000</meta:print-date>
    <dc:language>fr-FR</dc:language>
    <meta:editing-cycles>139</meta:editing-cycles>
    <meta:editing-duration>PT13H18M56S</meta:editing-duration>
    <meta:document-statistic meta:table-count="0" meta:image-count="0" meta:object-count="26" meta:page-count="1" meta:paragraph-count="52" meta:word-count="881" meta:character-count="4286" meta:non-whitespace-character-count="347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style mathvariant="normal">
            <mtext>O</mtext>
          </mstyle>
          <mstyle mathvariant="normal">
            <mi mathvariant="normal">;</mi>
          </mstyle>
          <mover accent="true">
            <mtext>i</mtext>
            <mo stretchy="false">⃗</mo>
          </mover>
          <mstyle mathvariant="normal">
            <mi mathvariant="normal">;</mi>
          </mstyle>
          <mover accent="true">
            <mtext>j</mtext>
            <mo stretchy="false">⃗</mo>
          </mover>
        </mrow>
      </mrow>
      <mo fence="true" stretchy="false">)</mo>
    </mrow>
    <annotation encoding="StarMath 5.0">(nitalic "O" nitalic  nitalic;  vec {"i"} nitalic ; vec {"j"})</annotation>
  </semantics>
</math>
</file>

<file path=Object 16/content.xml><?xml version="1.0" encoding="utf-8"?>
<math xmlns="http://www.w3.org/1998/Math/MathML">
  <semantics>
    <mrow>
      <mover accent="true">
        <mrow>
          <mtext>i</mtext>
        </mrow>
        <mo stretchy="false">⃗</mo>
      </mover>
    </mrow>
    <annotation encoding="StarMath 5.0"> vec {"i"}</annotation>
  </semantics>
</math>
</file>

<file path=Object 17/content.xml><?xml version="1.0" encoding="utf-8"?>
<math xmlns="http://www.w3.org/1998/Math/MathML" display="block">
  <semantics>
    <mover accent="true">
      <mtext>j</mtext>
      <mo stretchy="false">⃗</mo>
    </mover>
    <annotation encoding="StarMath 5.0"> vec {"j"}</annotation>
  </semantics>
</math>
</file>

<file path=Object 18/content.xml><?xml version="1.0" encoding="utf-8"?>
<math xmlns="http://www.w3.org/1998/Math/MathML" display="block">
  <semantics>
    <mrow>
      <mover accent="true">
        <mtext>i</mtext>
        <mo stretchy="false">⃗</mo>
      </mover>
      <mo stretchy="false">=</mo>
      <mover accent="true">
        <mtext>AB</mtext>
        <mo stretchy="true">⃗</mo>
      </mover>
    </mrow>
    <annotation encoding="StarMath 5.0"> vec {"i"} =  widevec {"AB"}</annotation>
  </semantics>
</math>
</file>

<file path=Object 19/content.xml><?xml version="1.0" encoding="utf-8"?>
<math xmlns="http://www.w3.org/1998/Math/MathML" display="block">
  <semantics>
    <mrow>
      <mrow>
        <mover accent="true">
          <mtext>j</mtext>
          <mo stretchy="false">⃗</mo>
        </mover>
        <mo stretchy="false">=</mo>
        <mfrac>
          <mn>1</mn>
          <mn>2</mn>
        </mfrac>
      </mrow>
      <mover accent="true">
        <mtext>AE</mtext>
        <mo stretchy="true">⃗</mo>
      </mover>
    </mrow>
    <annotation encoding="StarMath 5.0">alignc  vec {"j"} = {1}over{2}  widevec {"AE"}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style mathvariant="normal">
            <mtext>O</mtext>
          </mstyle>
          <mstyle mathvariant="normal">
            <mi mathvariant="normal">;</mi>
          </mstyle>
          <mover accent="true">
            <mtext>i</mtext>
            <mo stretchy="false">⃗</mo>
          </mover>
          <mstyle mathvariant="normal">
            <mi mathvariant="normal">;</mi>
          </mstyle>
          <mover accent="true">
            <mtext>j</mtext>
            <mo stretchy="false">⃗</mo>
          </mover>
        </mrow>
      </mrow>
      <mo fence="true" stretchy="false">)</mo>
    </mrow>
    <annotation encoding="StarMath 5.0">(nitalic "O" nitalic  nitalic;  vec {"i"} nitalic ; vec {"j"})</annotation>
  </semantics>
</math>
</file>

<file path=Object 20/content.xml><?xml version="1.0" encoding="utf-8"?>
<math xmlns="http://www.w3.org/1998/Math/MathML">
  <semantics>
    <mrow>
      <mover accent="true">
        <mrow>
          <mtext>AB</mtext>
        </mrow>
        <mo stretchy="false">⃗</mo>
      </mover>
    </mrow>
    <annotation encoding="StarMath 5.0"> widevec {"AB"}</annotation>
  </semantics>
</math>
</file>

<file path=Object 22/content.xml><?xml version="1.0" encoding="utf-8"?>
<math xmlns="http://www.w3.org/1998/Math/MathML" display="block">
  <semantics>
    <mrow>
      <mo fence="true" stretchy="false">(</mo>
      <mrow>
        <mrow>
          <mstyle mathvariant="normal">
            <mtext>A</mtext>
          </mstyle>
          <mstyle mathvariant="normal">
            <mi mathvariant="normal">;</mi>
          </mstyle>
          <mover accent="true">
            <mtext>i</mtext>
            <mo stretchy="false">⃗</mo>
          </mover>
          <mstyle mathvariant="normal">
            <mi mathvariant="normal">;</mi>
          </mstyle>
          <mover accent="true">
            <mtext>j</mtext>
            <mo stretchy="false">⃗</mo>
          </mover>
        </mrow>
      </mrow>
      <mo fence="true" stretchy="false">)</mo>
    </mrow>
    <annotation encoding="StarMath 5.0">(nitalic "A" nitalic  nitalic;  vec {"i"} nitalic ; vec {"j"})</annotation>
  </semantics>
</math>
</file>

<file path=Object 26/content.xml><?xml version="1.0" encoding="utf-8"?>
<math xmlns="http://www.w3.org/1998/Math/MathML" display="block">
  <semantics>
    <mrow>
      <mo fence="true" stretchy="false">(</mo>
      <mrow>
        <mrow>
          <mstyle mathvariant="normal">
            <mtext>O</mtext>
          </mstyle>
          <mstyle mathvariant="normal">
            <mi mathvariant="normal">;</mi>
          </mstyle>
          <mover accent="true">
            <mi>u</mi>
            <mo stretchy="false">⃗</mo>
          </mover>
          <mstyle mathvariant="normal">
            <mi mathvariant="normal">;</mi>
          </mstyle>
          <mover accent="true">
            <mi>v</mi>
            <mo stretchy="false">⃗</mo>
          </mover>
        </mrow>
      </mrow>
      <mo fence="true" stretchy="false">)</mo>
    </mrow>
    <annotation encoding="StarMath 5.0">(nitalic "O" nitalic  nitalic;  vec {u} nitalic ; vec {v})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style mathvariant="normal">
            <mtext>O</mtext>
          </mstyle>
          <mstyle mathvariant="normal">
            <mi mathvariant="normal">;</mi>
          </mstyle>
          <mover accent="true">
            <mtext>i</mtext>
            <mo stretchy="false">⃗</mo>
          </mover>
          <mstyle mathvariant="normal">
            <mi mathvariant="normal">;</mi>
          </mstyle>
          <mover accent="true">
            <mtext>j</mtext>
            <mo stretchy="false">⃗</mo>
          </mover>
        </mrow>
      </mrow>
      <mo fence="true" stretchy="false">)</mo>
    </mrow>
    <annotation encoding="StarMath 5.0">(nitalic "O" nitalic  nitalic;  vec {"i"} nitalic ; vec {"j"})</annotation>
  </semantics>
</math>
</file>

<file path=Object 30/content.xml><?xml version="1.0" encoding="utf-8"?>
<math xmlns="http://www.w3.org/1998/Math/MathML" display="block">
  <semantics>
    <mrow>
      <mo fence="true" stretchy="false">(</mo>
      <mrow>
        <mrow>
          <mstyle mathvariant="normal">
            <mtext>O</mtext>
          </mstyle>
          <mstyle mathvariant="normal">
            <mi mathvariant="normal">;</mi>
          </mstyle>
          <mover accent="true">
            <mtext>i</mtext>
            <mo stretchy="false">⃗</mo>
          </mover>
          <mstyle mathvariant="normal">
            <mi mathvariant="normal">;</mi>
          </mstyle>
          <mover accent="true">
            <mtext>j</mtext>
            <mo stretchy="false">⃗</mo>
          </mover>
        </mrow>
      </mrow>
      <mo fence="true" stretchy="false">)</mo>
    </mrow>
    <annotation encoding="StarMath 5.0">(nitalic "O" nitalic  nitalic;  vec {"i"} nitalic ; vec {"j"})</annotation>
  </semantics>
</math>
</file>

<file path=Object 33/content.xml><?xml version="1.0" encoding="utf-8"?>
<math xmlns="http://www.w3.org/1998/Math/MathML" display="block">
  <semantics>
    <mrow>
      <mtext>C</mtext>
      <mrow>
        <mo fence="true" stretchy="true">(</mo>
        <mrow>
          <mrow>
            <mrow>
              <msqrt>
                <mn>2</mn>
              </msqrt>
              <mo stretchy="false">+</mo>
              <mn>9</mn>
            </mrow>
            <mstyle mathvariant="normal">
              <mi mathvariant="normal">;</mi>
            </mstyle>
            <mn>2</mn>
            <msqrt>
              <mn>2</mn>
            </msqrt>
            <mrow>
              <mo fence="true" stretchy="true">(</mo>
              <mrow>
                <mrow>
                  <mn>1</mn>
                  <mo stretchy="false">+</mo>
                  <mfrac>
                    <mrow>
                      <mn>7</mn>
                      <msqrt>
                        <mn>2</mn>
                      </msqrt>
                    </mrow>
                    <mn>2</mn>
                  </mfrac>
                </mrow>
              </mrow>
              <mo fence="true" stretchy="true">)</mo>
            </mrow>
          </mrow>
        </mrow>
        <mo fence="true" stretchy="true">)</mo>
      </mrow>
    </mrow>
    <annotation encoding="StarMath 5.0">alignc "C" left( sqrt {2}+{9} nitalic nitalic;  {2}  sqrt {2} left({1}+{{7}  sqrt {2}}over{2} right) right)</annotation>
  </semantics>
</math>
</file>

<file path=Object 35/content.xml><?xml version="1.0" encoding="utf-8"?>
<math xmlns="http://www.w3.org/1998/Math/MathML">
  <semantics>
    <mrow>
      <mover accent="true">
        <mrow>
          <mtext>AC</mtext>
        </mrow>
        <mo stretchy="false">⃗</mo>
      </mover>
    </mrow>
    <annotation encoding="StarMath 5.0"> widevec {"AC"}</annotation>
  </semantics>
</math>
</file>

<file path=Object 36/content.xml><?xml version="1.0" encoding="utf-8"?>
<math xmlns="http://www.w3.org/1998/Math/MathML" display="block">
  <semantics>
    <mover accent="true">
      <mtext>AB</mtext>
      <mo stretchy="true">⃗</mo>
    </mover>
    <annotation encoding="StarMath 5.0"> widevec {"AB"}</annotation>
  </semantics>
</math>
</file>

<file path=Object 38/content.xml><?xml version="1.0" encoding="utf-8"?>
<math xmlns="http://www.w3.org/1998/Math/MathML" display="block">
  <semantics>
    <mrow>
      <mrow>
        <mover accent="true">
          <mrow>
            <mi mathvariant="normal">Ω</mi>
            <mtext>M</mtext>
            <mi>'</mi>
          </mrow>
          <mo stretchy="true">⃗</mo>
        </mover>
        <mo stretchy="false">=</mo>
        <mrow>
          <mi>−</mi>
          <mn>2</mn>
        </mrow>
      </mrow>
      <mover accent="true">
        <mrow>
          <mi mathvariant="normal">Ω</mi>
          <mtext>M</mtext>
        </mrow>
        <mo stretchy="true">⃗</mo>
      </mover>
    </mrow>
    <annotation encoding="StarMath 5.0"> widevec { %OMEGA "M"'} =  {−2}  widevec {%OMEGA "M"}</annotation>
  </semantics>
</math>
</file>

<file path=Object 4/content.xml><?xml version="1.0" encoding="utf-8"?>
<math xmlns="http://www.w3.org/1998/Math/MathML" display="block">
  <semantics>
    <mrow>
      <mrow>
        <mi>y</mi>
        <mo stretchy="false">=</mo>
        <mrow>
          <mo stretchy="false">−</mo>
          <mn>2</mn>
        </mrow>
      </mrow>
      <mrow>
        <mi>x</mi>
        <mo stretchy="false">+</mo>
        <mn>12</mn>
      </mrow>
    </mrow>
    <annotation encoding="StarMath 5.0">y=-{2}x+{12}</annotation>
  </semantics>
</math>
</file>

<file path=Object 4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x</mi>
                <mrow>
                  <mi>'</mi>
                  <mo stretchy="false">=</mo>
                  <mi>−</mi>
                </mrow>
                <mn>2</mn>
                <mrow>
                  <mi>x</mi>
                  <mo stretchy="false">+</mo>
                  <mn>6</mn>
                </mrow>
              </mrow>
            </mtd>
          </mtr>
          <mtr>
            <mtd>
              <mrow>
                <mi>y</mi>
                <mrow>
                  <mi>'</mi>
                  <mo stretchy="false">=</mo>
                  <mi>−</mi>
                </mrow>
                <mn>2</mn>
                <mi>y</mi>
                <mi>−</mi>
                <mn>9</mn>
              </mrow>
            </mtd>
          </mtr>
        </mtable>
      </mrow>
    </mrow>
    <annotation encoding="StarMath 5.0">left lbrace stack{{ x' = −{2} x + {6} } # {y' = −{2} y − {9} }} right none</annotation>
  </semantics>
</math>
</file>

<file path=Object 43/content.xml><?xml version="1.0" encoding="utf-8"?>
<math xmlns="http://www.w3.org/1998/Math/MathML" display="block">
  <semantics>
    <mover accent="true">
      <mtext>AC</mtext>
      <mo stretchy="true">⃗</mo>
    </mover>
    <annotation encoding="StarMath 5.0"> widevec {"AC"}</annotation>
  </semantics>
</math>
</file>

<file path=Object 44/content.xml><?xml version="1.0" encoding="utf-8"?>
<math xmlns="http://www.w3.org/1998/Math/MathML">
  <semantics>
    <mrow>
      <mover accent="true">
        <mrow>
          <mtext>CI</mtext>
        </mrow>
        <mo stretchy="false">⃗</mo>
      </mover>
    </mrow>
    <annotation encoding="StarMath 5.0"> widevec {"CI"}</annotation>
  </semantics>
</math>
</file>

<file path=Object 45/content.xml><?xml version="1.0" encoding="utf-8"?>
<math xmlns="http://www.w3.org/1998/Math/MathML">
  <semantics>
    <mrow>
      <mrow>
        <mover accent="true">
          <mrow>
            <mtext>CE</mtext>
          </mrow>
          <mo stretchy="false">⃗</mo>
        </mover>
        <mo stretchy="false">=</mo>
        <mi>k</mi>
      </mrow>
      <mover accent="true">
        <mrow>
          <mtext>CI</mtext>
        </mrow>
        <mo stretchy="false">⃗</mo>
      </mover>
    </mrow>
    <annotation encoding="StarMath 5.0"> widevec {"CE"} =  k  widevec {"CI"}</annotation>
  </semantics>
</math>
</file>

<file path=Object 46/content.xml><?xml version="1.0" encoding="utf-8"?>
<math xmlns="http://www.w3.org/1998/Math/MathML">
  <semantics>
    <mrow>
      <mover accent="true">
        <mrow>
          <mtext>CE</mtext>
        </mrow>
        <mo stretchy="false">⃗</mo>
      </mover>
    </mrow>
    <annotation encoding="StarMath 5.0"> widevec {"CE"}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style mathvariant="normal">
            <mtext>O</mtext>
          </mstyle>
          <mstyle mathvariant="normal">
            <mi mathvariant="normal">;</mi>
          </mstyle>
          <mover accent="true">
            <mtext>i</mtext>
            <mo stretchy="false">⃗</mo>
          </mover>
          <mstyle mathvariant="normal">
            <mi mathvariant="normal">;</mi>
          </mstyle>
          <mover accent="true">
            <mtext>j</mtext>
            <mo stretchy="false">⃗</mo>
          </mover>
        </mrow>
      </mrow>
      <mo fence="true" stretchy="false">)</mo>
    </mrow>
    <annotation encoding="StarMath 5.0">(nitalic "O" nitalic  nitalic;  vec {"i"} nitalic ; vec {"j"})</annotation>
  </semantics>
</math>
</file>

<file path=Object 6/content.xml><?xml version="1.0" encoding="utf-8"?>
<math xmlns="http://www.w3.org/1998/Math/MathML">
  <semantics>
    <mrow>
      <mover accent="true">
        <mrow>
          <mtext>AB</mtext>
        </mrow>
        <mo stretchy="false">⃗</mo>
      </mover>
    </mrow>
    <annotation encoding="StarMath 5.0"> widevec {"AB"}</annotation>
  </semantics>
</math>
</file>

<file path=Object 7/content.xml><?xml version="1.0" encoding="utf-8"?>
<math xmlns="http://www.w3.org/1998/Math/MathML">
  <semantics>
    <mrow>
      <mover accent="true">
        <mrow>
          <mtext>AC</mtext>
        </mrow>
        <mo stretchy="false">⃗</mo>
      </mover>
    </mrow>
    <annotation encoding="StarMath 5.0"> widevec {"AC"}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style mathvariant="normal">
            <mtext>O</mtext>
          </mstyle>
          <mstyle mathvariant="normal">
            <mi mathvariant="normal">;</mi>
          </mstyle>
          <mover accent="true">
            <mtext>i</mtext>
            <mo stretchy="false">⃗</mo>
          </mover>
          <mstyle mathvariant="normal">
            <mi mathvariant="normal">;</mi>
          </mstyle>
          <mover accent="true">
            <mtext>j</mtext>
            <mo stretchy="false">⃗</mo>
          </mover>
        </mrow>
      </mrow>
      <mo fence="true" stretchy="false">)</mo>
    </mrow>
    <annotation encoding="StarMath 5.0">(nitalic "O" nitalic  nitalic;  vec {"i"} nitalic ; vec {"j"})</annotation>
  </semantics>
</math>
</file>

<file path=Object 9/content.xml><?xml version="1.0" encoding="utf-8"?>
<math xmlns="http://www.w3.org/1998/Math/MathML" display="block">
  <semantics>
    <mrow>
      <mo fence="true" stretchy="false">(</mo>
      <mrow>
        <mrow>
          <mstyle mathvariant="normal">
            <mtext>O</mtext>
          </mstyle>
          <mstyle mathvariant="normal">
            <mi mathvariant="normal">;</mi>
          </mstyle>
          <mover accent="true">
            <mtext>i</mtext>
            <mo stretchy="false">⃗</mo>
          </mover>
          <mstyle mathvariant="normal">
            <mi mathvariant="normal">;</mi>
          </mstyle>
          <mover accent="true">
            <mtext>j</mtext>
            <mo stretchy="false">⃗</mo>
          </mover>
        </mrow>
      </mrow>
      <mo fence="true" stretchy="false">)</mo>
    </mrow>
    <annotation encoding="StarMath 5.0">(nitalic "O" nitalic  nitalic;  vec {"i"} nitalic ; vec {"j"})</annotation>
  </semantics>
</math>
</file>